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PakType Naqsh" svg:font-family="'PakType Naqsh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261.1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328.31pt"/>
    </style:style>
    <style:style style:name="co6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27"/>
    <style:style style:name="ce9" style:family="table-cell" style:parent-style-name="Default" style:data-style-name="N12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27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2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27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27">
      <style:text-properties fo:font-weight="bold" style:font-weight-asian="bold" style:font-weight-complex="bold"/>
    </style:style>
    <style:style style:name="ce18" style:family="table-cell" style:parent-style-name="Default" style:data-style-name="N127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Revenue &amp; Expenditur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8"/>
        <table:table-row table:style-name="ro1">
          <table:table-cell table:number-columns-repeated="2"/>
          <table:table-cell table:style-name="ce4" office:value-type="string" calcext:value-type="string">
            <text:p>Table 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evenue &amp; Expenditure by Chapte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or Financial Years 1999 &amp; 2000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EVENUE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BD</text:p>
          </table:table-cell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il &amp; Natural Gas</text:p>
          </table:table-cell>
          <table:table-cell table:formula="of:=[Revenue.E8]" office:value-type="float" office:value="256000000" calcext:value-type="float">
            <text:p>256,000,000 </text:p>
          </table:table-cell>
          <table:table-cell table:style-name="ce12" table:formula="of:=[Revenue.F8]" office:value-type="float" office:value="260000000" calcext:value-type="float">
            <text:p>260,000,000 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axes &amp; Duties</text:p>
          </table:table-cell>
          <table:table-cell table:formula="of:=[Revenue.E12]" office:value-type="float" office:value="123922000" calcext:value-type="float">
            <text:p>123,922,000 </text:p>
          </table:table-cell>
          <table:table-cell table:style-name="ce12" table:formula="of:=[Revenue.F12]" office:value-type="float" office:value="117971000" calcext:value-type="float">
            <text:p>117,971,000 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Government good and services</text:p>
          </table:table-cell>
          <table:table-cell table:formula="of:=[Revenue.E17]" office:value-type="float" office:value="98547000" calcext:value-type="float">
            <text:p>98,547,000 </text:p>
          </table:table-cell>
          <table:table-cell table:style-name="ce12" table:formula="of:=[Revenue.F17]" office:value-type="float" office:value="95271000" calcext:value-type="float">
            <text:p>95,271,000 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overnment investments and properties</text:p>
          </table:table-cell>
          <table:table-cell table:formula="of:=[Revenue.E20]" office:value-type="float" office:value="41913000" calcext:value-type="float">
            <text:p>41,913,000 </text:p>
          </table:table-cell>
          <table:table-cell table:style-name="ce12" table:formula="of:=[Revenue.F20]" office:value-type="float" office:value="41329000" calcext:value-type="float">
            <text:p>41,329,000 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rants</text:p>
          </table:table-cell>
          <table:table-cell table:formula="of:=[Revenue.E24]" office:value-type="float" office:value="47000000" calcext:value-type="float">
            <text:p>47,000,000 </text:p>
          </table:table-cell>
          <table:table-cell table:style-name="ce12" table:formula="of:=[Revenue.F24]" office:value-type="float" office:value="47000000" calcext:value-type="float">
            <text:p>47,000,000 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ales of capital assets</text:p>
          </table:table-cell>
          <table:table-cell table:formula="of:=[Revenue.E26]" office:value-type="float" office:value="97000" calcext:value-type="float">
            <text:p>97,000 </text:p>
          </table:table-cell>
          <table:table-cell table:style-name="ce12" table:formula="of:=[Revenue.F26]" office:value-type="float" office:value="96000" calcext:value-type="float">
            <text:p>96,000 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Fines, penalties and miscellaneous income</text:p>
          </table:table-cell>
          <table:table-cell table:formula="of:=[Revenue.E29]" office:value-type="float" office:value="4521000" calcext:value-type="float">
            <text:p>4,521,000 </text:p>
          </table:table-cell>
          <table:table-cell table:style-name="ce12" table:formula="of:=[Revenue.F29]" office:value-type="float" office:value="4333000" calcext:value-type="float">
            <text:p>4,333,000 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 state revenue</text:p>
          </table:table-cell>
          <table:table-cell table:style-name="ce9" table:formula="of:=SUM([.D10:.D16])" office:value-type="float" office:value="572000000" calcext:value-type="float">
            <text:p>572,000,000 </text:p>
          </table:table-cell>
          <table:table-cell table:style-name="ce13" table:formula="of:=SUM([.E10:.E16])" office:value-type="float" office:value="566000000" calcext:value-type="float">
            <text:p>566,000,000 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EXPENDITUR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BD</text:p>
          </table:table-cell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npower Expenses</text:p>
          </table:table-cell>
          <table:table-cell table:formula="of:=['General Expenditure'.D8]" office:value-type="float" office:value="398983116" calcext:value-type="float">
            <text:p>398,983,116 </text:p>
          </table:table-cell>
          <table:table-cell table:style-name="ce12" table:formula="of:=['General Expenditure'.E8]" office:value-type="float" office:value="390873721" calcext:value-type="float">
            <text:p>390,873,721 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ervice Expenses</text:p>
          </table:table-cell>
          <table:table-cell table:formula="of:=['General Expenditure'.D48]" office:value-type="float" office:value="54918474" calcext:value-type="float">
            <text:p>54,918,474 </text:p>
          </table:table-cell>
          <table:table-cell table:style-name="ce12" table:formula="of:=['General Expenditure'.E48]" office:value-type="float" office:value="54646700" calcext:value-type="float">
            <text:p>54,646,700 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xpenditure on Consumer Goods</text:p>
          </table:table-cell>
          <table:table-cell table:formula="of:=['General Expenditure'.D88]" office:value-type="float" office:value="30663903" calcext:value-type="float">
            <text:p>30,663,903 </text:p>
          </table:table-cell>
          <table:table-cell table:style-name="ce12" table:formula="of:=['General Expenditure'.E88]" office:value-type="float" office:value="28822693" calcext:value-type="float">
            <text:p>28,822,693 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xpenditure on Capital Goods</text:p>
          </table:table-cell>
          <table:table-cell table:formula="of:=['General Expenditure'.D128]" office:value-type="float" office:value="5441958" calcext:value-type="float">
            <text:p>5,441,958 </text:p>
          </table:table-cell>
          <table:table-cell table:style-name="ce12" table:formula="of:=['General Expenditure'.E128]" office:value-type="float" office:value="5660958" calcext:value-type="float">
            <text:p>5,660,958 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intenance Expenses</text:p>
          </table:table-cell>
          <table:table-cell table:formula="of:=['General Expenditure'.D168]" office:value-type="float" office:value="25911249" calcext:value-type="float">
            <text:p>25,911,249 </text:p>
          </table:table-cell>
          <table:table-cell table:style-name="ce12" table:formula="of:=['General Expenditure'.E168]" office:value-type="float" office:value="26739628" calcext:value-type="float">
            <text:p>26,739,628 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ransfer Expenses</text:p>
          </table:table-cell>
          <table:table-cell table:formula="of:=['General Expenditure'.D208]" office:value-type="float" office:value="54418300" calcext:value-type="float">
            <text:p>54,418,300 </text:p>
          </table:table-cell>
          <table:table-cell table:style-name="ce12" table:formula="of:=['General Expenditure'.E208]" office:value-type="float" office:value="58161300" calcext:value-type="float">
            <text:p>58,161,300 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ubsidies &amp; Interest Payments</text:p>
          </table:table-cell>
          <table:table-cell table:formula="of:=['General Expenditure'.D231]" office:value-type="float" office:value="31663000" calcext:value-type="float">
            <text:p>31,663,000 </text:p>
          </table:table-cell>
          <table:table-cell table:style-name="ce12" table:formula="of:=['General Expenditure'.E231]" office:value-type="float" office:value="31095000" calcext:value-type="float">
            <text:p>31,095,000 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 Recurrent Expenditure</text:p>
          </table:table-cell>
          <table:table-cell table:style-name="ce9" table:formula="of:=SUM([.D23:.D29])" office:value-type="float" office:value="602000000" calcext:value-type="float">
            <text:p>602,000,000 </text:p>
          </table:table-cell>
          <table:table-cell table:style-name="ce13" table:formula="of:=SUM([.E23:.E29])" office:value-type="float" office:value="596000000" calcext:value-type="float">
            <text:p>596,000,000 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roject Expenditure</text:p>
          </table:table-cell>
          <table:table-cell table:style-name="ce10" table:formula="of:=['General Expenditure'.D248]" office:value-type="float" office:value="130000000" calcext:value-type="float">
            <text:p>130,000,000 </text:p>
          </table:table-cell>
          <table:table-cell table:style-name="ce14" table:formula="of:=['General Expenditure'.E248]" office:value-type="float" office:value="130000000" calcext:value-type="float">
            <text:p>130,000,000 </text:p>
          </table:table-cell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Total state expenditure</text:p>
          </table:table-cell>
          <table:table-cell table:style-name="ce9" table:formula="of:=SUM([.D30:.D31])" office:value-type="float" office:value="732000000" calcext:value-type="float">
            <text:p>732,000,000 </text:p>
          </table:table-cell>
          <table:table-cell table:style-name="ce13" table:formula="of:=SUM([.E30:.E31])" office:value-type="float" office:value="726000000" calcext:value-type="float">
            <text:p>726,000,000 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Budget deficit</text:p>
          </table:table-cell>
          <table:table-cell table:style-name="ce9" table:formula="of:=[.D32]-[.D17]" office:value-type="float" office:value="160000000" calcext:value-type="float">
            <text:p>160,000,000 </text:p>
          </table:table-cell>
          <table:table-cell table:style-name="ce13" table:formula="of:=[.E32]-[.E17]" office:value-type="float" office:value="160000000" calcext:value-type="float">
            <text:p>160,000,000 </text:p>
          </table:table-cell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enue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column table:style-name="co1" table:number-columns-repeated="1018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Table 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Revenue by Chapter and Section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for Financial Years 1999 &amp; 200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Oil and natural gas</text:p>
          </table:table-cell>
          <table:table-cell table:style-name="ce17" table:formula="of:=SUM([.E9:.E11])" office:value-type="float" office:value="256000000" calcext:value-type="float">
            <text:p>256,000,000 </text:p>
          </table:table-cell>
          <table:table-cell table:style-name="ce18" table:formula="of:=SUM([.F9:.F11])" office:value-type="float" office:value="260000000" calcext:value-type="float">
            <text:p>260,0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 sales</text:p>
          </table:table-cell>
          <table:table-cell office:value-type="float" office:value="194500000" calcext:value-type="float">
            <text:p>194,500,000 </text:p>
          </table:table-cell>
          <table:table-cell table:style-name="ce12" office:value-type="float" office:value="198500000" calcext:value-type="float">
            <text:p>198,5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 sales</text:p>
          </table:table-cell>
          <table:table-cell office:value-type="float" office:value="60000000" calcext:value-type="float">
            <text:p>60,000,000 </text:p>
          </table:table-cell>
          <table:table-cell table:style-name="ce12" office:value-type="float" office:value="60000000" calcext:value-type="float">
            <text:p>60,0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il taxes and duties</text:p>
          </table:table-cell>
          <table:table-cell office:value-type="float" office:value="1500000" calcext:value-type="float">
            <text:p>1,500,000 </text:p>
          </table:table-cell>
          <table:table-cell table:style-name="ce12" office:value-type="float" office:value="1500000" calcext:value-type="float">
            <text:p>1,50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string" calcext:value-type="string">
            <text:p>Taxes and duties</text:p>
          </table:table-cell>
          <table:table-cell table:style-name="ce17" table:formula="of:=SUM([.E13:.E16])" office:value-type="float" office:value="123922000" calcext:value-type="float">
            <text:p>123,922,000 </text:p>
          </table:table-cell>
          <table:table-cell table:style-name="ce18" table:formula="of:=SUM([.F13:.F16])" office:value-type="float" office:value="117971000" calcext:value-type="float">
            <text:p>117,971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xes and duties on consumption of goods and products</text:p>
          </table:table-cell>
          <table:table-cell office:value-type="float" office:value="1900000" calcext:value-type="float">
            <text:p>1,900,000 </text:p>
          </table:table-cell>
          <table:table-cell table:style-name="ce12" office:value-type="float" office:value="1900000" calcext:value-type="float">
            <text:p>1,900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es and duties on international trade</text:p>
          </table:table-cell>
          <table:table-cell office:value-type="float" office:value="68135000" calcext:value-type="float">
            <text:p>68,135,000 </text:p>
          </table:table-cell>
          <table:table-cell table:style-name="ce12" office:value-type="float" office:value="64093000" calcext:value-type="float">
            <text:p>64,093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stration and license fees</text:p>
          </table:table-cell>
          <table:table-cell office:value-type="float" office:value="10965000" calcext:value-type="float">
            <text:p>10,965,000 </text:p>
          </table:table-cell>
          <table:table-cell table:style-name="ce12" office:value-type="float" office:value="10331000" calcext:value-type="float">
            <text:p>10,331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ministrative fees and duties</text:p>
          </table:table-cell>
          <table:table-cell office:value-type="float" office:value="42922000" calcext:value-type="float">
            <text:p>42,922,000 </text:p>
          </table:table-cell>
          <table:table-cell table:style-name="ce12" office:value-type="float" office:value="41647000" calcext:value-type="float">
            <text:p>41,647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Government good and services</text:p>
          </table:table-cell>
          <table:table-cell table:style-name="ce17" table:formula="of:=SUM([.E18:.E19])" office:value-type="float" office:value="98547000" calcext:value-type="float">
            <text:p>98,547,000 </text:p>
          </table:table-cell>
          <table:table-cell table:style-name="ce18" table:formula="of:=SUM([.F18:.F19])" office:value-type="float" office:value="95271000" calcext:value-type="float">
            <text:p>95,271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vernment services</text:p>
          </table:table-cell>
          <table:table-cell office:value-type="float" office:value="40278000" calcext:value-type="float">
            <text:p>40,278,000 </text:p>
          </table:table-cell>
          <table:table-cell table:style-name="ce12" office:value-type="float" office:value="39013000" calcext:value-type="float">
            <text:p>39,013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vernment products</text:p>
          </table:table-cell>
          <table:table-cell office:value-type="float" office:value="58269000" calcext:value-type="float">
            <text:p>58,269,000 </text:p>
          </table:table-cell>
          <table:table-cell table:style-name="ce12" office:value-type="float" office:value="56258000" calcext:value-type="float">
            <text:p>56,258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4" calcext:value-type="float">
            <text:p>4</text:p>
          </table:table-cell>
          <table:table-cell table:style-name="ce15"/>
          <table:table-cell table:style-name="ce15" office:value-type="string" calcext:value-type="string">
            <text:p>Government investments and properties</text:p>
          </table:table-cell>
          <table:table-cell table:style-name="ce17" table:formula="of:=SUM([.E21:.E23])" office:value-type="float" office:value="41913000" calcext:value-type="float">
            <text:p>41,913,000 </text:p>
          </table:table-cell>
          <table:table-cell table:style-name="ce18" table:formula="of:=SUM([.F21:.F23])" office:value-type="float" office:value="41329000" calcext:value-type="float">
            <text:p>41,329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stments</text:p>
          </table:table-cell>
          <table:table-cell office:value-type="float" office:value="35104000" calcext:value-type="float">
            <text:p>35,104,000 </text:p>
          </table:table-cell>
          <table:table-cell table:style-name="ce12" office:value-type="float" office:value="34557000" calcext:value-type="float">
            <text:p>34,557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t</text:p>
          </table:table-cell>
          <table:table-cell office:value-type="float" office:value="4482000" calcext:value-type="float">
            <text:p>4,482,000 </text:p>
          </table:table-cell>
          <table:table-cell table:style-name="ce12" office:value-type="float" office:value="4445000" calcext:value-type="float">
            <text:p>4,445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ssions</text:p>
          </table:table-cell>
          <table:table-cell office:value-type="float" office:value="2327000" calcext:value-type="float">
            <text:p>2,327,000 </text:p>
          </table:table-cell>
          <table:table-cell table:style-name="ce12" office:value-type="float" office:value="2327000" calcext:value-type="float">
            <text:p>2,327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Grants</text:p>
          </table:table-cell>
          <table:table-cell table:style-name="ce17" table:formula="of:=SUM([.E25])" office:value-type="float" office:value="47000000" calcext:value-type="float">
            <text:p>47,000,000 </text:p>
          </table:table-cell>
          <table:table-cell table:style-name="ce18" table:formula="of:=SUM([.F25])" office:value-type="float" office:value="47000000" calcext:value-type="float">
            <text:p>47,000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ign grants</text:p>
          </table:table-cell>
          <table:table-cell office:value-type="float" office:value="47000000" calcext:value-type="float">
            <text:p>47,000,000 </text:p>
          </table:table-cell>
          <table:table-cell table:style-name="ce12" office:value-type="float" office:value="47000000" calcext:value-type="float">
            <text:p>47,000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6" calcext:value-type="float">
            <text:p>6</text:p>
          </table:table-cell>
          <table:table-cell table:style-name="ce15"/>
          <table:table-cell table:style-name="ce15" office:value-type="string" calcext:value-type="string">
            <text:p>Sales of capital assets</text:p>
          </table:table-cell>
          <table:table-cell table:style-name="ce17" table:formula="of:=SUM([.E27:.E28])" office:value-type="float" office:value="97000" calcext:value-type="float">
            <text:p>97,000 </text:p>
          </table:table-cell>
          <table:table-cell table:style-name="ce18" table:formula="of:=SUM([.F27:.F28])" office:value-type="float" office:value="96000" calcext:value-type="float">
            <text:p>96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of equipment and tools</text:p>
          </table:table-cell>
          <table:table-cell office:value-type="float" office:value="85000" calcext:value-type="float">
            <text:p>85,000 </text:p>
          </table:table-cell>
          <table:table-cell table:style-name="ce12" office:value-type="float" office:value="84000" calcext:value-type="float">
            <text:p>84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tions</text:p>
          </table:table-cell>
          <table:table-cell office:value-type="float" office:value="12000" calcext:value-type="float">
            <text:p>12,000 </text:p>
          </table:table-cell>
          <table:table-cell table:style-name="ce12" office:value-type="float" office:value="12000" calcext:value-type="float">
            <text:p>12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6" office:value-type="float" office:value="7" calcext:value-type="float">
            <text:p>7</text:p>
          </table:table-cell>
          <table:table-cell table:style-name="ce15"/>
          <table:table-cell table:style-name="ce15" office:value-type="string" calcext:value-type="string">
            <text:p>Fines, penalties and miscellaneous income</text:p>
          </table:table-cell>
          <table:table-cell table:style-name="ce17" table:formula="of:=SUM([.E30:.E31])" office:value-type="float" office:value="4521000" calcext:value-type="float">
            <text:p>4,521,000 </text:p>
          </table:table-cell>
          <table:table-cell table:style-name="ce18" table:formula="of:=SUM([.F30:.F31])" office:value-type="float" office:value="4333000" calcext:value-type="float">
            <text:p>4,333,000 </text:p>
          </table:table-cell>
          <table:table-cell table:style-name="ce15" table:number-columns-repeated="101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 and penalties</text:p>
          </table:table-cell>
          <table:table-cell office:value-type="float" office:value="2749000" calcext:value-type="float">
            <text:p>2,749,000 </text:p>
          </table:table-cell>
          <table:table-cell table:style-name="ce12" office:value-type="float" office:value="2698000" calcext:value-type="float">
            <text:p>2,698,000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 income</text:p>
          </table:table-cell>
          <table:table-cell office:value-type="float" office:value="1772000" calcext:value-type="float">
            <text:p>1,772,000 </text:p>
          </table:table-cell>
          <table:table-cell table:style-name="ce12" office:value-type="float" office:value="1635000" calcext:value-type="float">
            <text:p>1,635,000 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9" table:formula="of:=SUM([.E8];[.E12];[.E17];[.E20];[.E24];[.E26];[.E29])" office:value-type="float" office:value="572000000" calcext:value-type="float">
            <text:p>572,000,000 </text:p>
          </table:table-cell>
          <table:table-cell table:style-name="ce13" table:formula="of:=SUM([.F8];[.F12];[.F17];[.F20];[.F24];[.F26];[.F29])" office:value-type="float" office:value="566000000" calcext:value-type="float">
            <text:p>566,000,000 </text:p>
          </table:table-cell>
          <table:table-cell table:style-name="ce15"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rrent Expenditur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ce8"/>
        <table:table-column table:style-name="co1" table:number-columns-repeated="1019" table:default-cell-style-name="Default"/>
        <table:table-row table:style-name="ro1">
          <table:table-cell/>
          <table:table-cell table:style-name="ce19"/>
          <table:table-cell table:style-name="ce4" office:value-type="string" calcext:value-type="string">
            <text:p>Table 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 table:style-name="ce4" office:value-type="string" calcext:value-type="string">
            <text:p>Recurrent Expenditure by Sector and Ministr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 table:style-name="ce4" office:value-type="string" calcext:value-type="string">
            <text:p>for Financial Years 1999 &amp; 200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9:.D18])" office:value-type="float" office:value="242737000" calcext:value-type="float">
            <text:p>242,737,000 </text:p>
          </table:table-cell>
          <table:table-cell table:style-name="ce18" table:formula="of:=SUM([.E9:.E18])" office:value-type="float" office:value="240997000" calcext:value-type="float">
            <text:p>240,997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table:formula="of:=SUMIF(['General Expenditure'.$B$1:.$B$1048576];[.$B9];['General Expenditure'.D$1:.D$1048576])" office:value-type="float" office:value="639000" calcext:value-type="float">
            <text:p>639,000 </text:p>
          </table:table-cell>
          <table:table-cell table:style-name="ce12" table:formula="of:=SUMIF(['General Expenditure'.$B$1:.$B$1048576];[.$B9];['General Expenditure'.E$1:.E$1048576])" office:value-type="float" office:value="639000" calcext:value-type="float">
            <text:p>63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table:formula="of:=SUMIF(['General Expenditure'.$B$1:.$B$1048576];[.$B10];['General Expenditure'.D$1:.D$1048576])" office:value-type="float" office:value="120000000" calcext:value-type="float">
            <text:p>120,000,000 </text:p>
          </table:table-cell>
          <table:table-cell table:style-name="ce12" table:formula="of:=SUMIF(['General Expenditure'.$B$1:.$B$1048576];[.$B10];['General Expenditure'.E$1:.E$1048576])" office:value-type="float" office:value="120000000" calcext:value-type="float">
            <text:p>120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table:formula="of:=SUMIF(['General Expenditure'.$B$1:.$B$1048576];[.$B11];['General Expenditure'.D$1:.D$1048576])" office:value-type="float" office:value="5000000" calcext:value-type="float">
            <text:p>5,000,000 </text:p>
          </table:table-cell>
          <table:table-cell table:style-name="ce12" table:formula="of:=SUMIF(['General Expenditure'.$B$1:.$B$1048576];[.$B11];['General Expenditure'.E$1:.E$1048576])" office:value-type="float" office:value="5000000" calcext:value-type="float">
            <text:p>5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table:formula="of:=SUMIF(['General Expenditure'.$B$1:.$B$1048576];[.$B12];['General Expenditure'.D$1:.D$1048576])" office:value-type="float" office:value="96000000" calcext:value-type="float">
            <text:p>96,000,000 </text:p>
          </table:table-cell>
          <table:table-cell table:style-name="ce12" table:formula="of:=SUMIF(['General Expenditure'.$B$1:.$B$1048576];[.$B12];['General Expenditure'.E$1:.E$1048576])" office:value-type="float" office:value="94500000" calcext:value-type="float">
            <text:p>94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table:formula="of:=SUMIF(['General Expenditure'.$B$1:.$B$1048576];[.$B13];['General Expenditure'.D$1:.D$1048576])" office:value-type="float" office:value="959000" calcext:value-type="float">
            <text:p>959,000 </text:p>
          </table:table-cell>
          <table:table-cell table:style-name="ce12" table:formula="of:=SUMIF(['General Expenditure'.$B$1:.$B$1048576];[.$B13];['General Expenditure'.E$1:.E$1048576])" office:value-type="float" office:value="959000" calcext:value-type="float">
            <text:p>95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table:formula="of:=SUMIF(['General Expenditure'.$B$1:.$B$1048576];[.$B14];['General Expenditure'.D$1:.D$1048576])" office:value-type="float" office:value="2371000" calcext:value-type="float">
            <text:p>2,371,000 </text:p>
          </table:table-cell>
          <table:table-cell table:style-name="ce12" table:formula="of:=SUMIF(['General Expenditure'.$B$1:.$B$1048576];[.$B14];['General Expenditure'.E$1:.E$1048576])" office:value-type="float" office:value="2327000" calcext:value-type="float">
            <text:p>2,32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table:formula="of:=SUMIF(['General Expenditure'.$B$1:.$B$1048576];[.$B15];['General Expenditure'.D$1:.D$1048576])" office:value-type="float" office:value="2607000" calcext:value-type="float">
            <text:p>2,607,000 </text:p>
          </table:table-cell>
          <table:table-cell table:style-name="ce12" table:formula="of:=SUMIF(['General Expenditure'.$B$1:.$B$1048576];[.$B15];['General Expenditure'.E$1:.E$1048576])" office:value-type="float" office:value="2573000" calcext:value-type="float">
            <text:p>2,57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table:formula="of:=SUMIF(['General Expenditure'.$B$1:.$B$1048576];[.$B16];['General Expenditure'.D$1:.D$1048576])" office:value-type="float" office:value="365000" calcext:value-type="float">
            <text:p>365,000 </text:p>
          </table:table-cell>
          <table:table-cell table:style-name="ce12" table:formula="of:=SUMIF(['General Expenditure'.$B$1:.$B$1048576];[.$B16];['General Expenditure'.E$1:.E$1048576])" office:value-type="float" office:value="365000" calcext:value-type="float">
            <text:p>36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table:formula="of:=SUMIF(['General Expenditure'.$B$1:.$B$1048576];[.$B17];['General Expenditure'.D$1:.D$1048576])" office:value-type="float" office:value="9742000" calcext:value-type="float">
            <text:p>9,742,000 </text:p>
          </table:table-cell>
          <table:table-cell table:style-name="ce12" table:formula="of:=SUMIF(['General Expenditure'.$B$1:.$B$1048576];[.$B17];['General Expenditure'.E$1:.E$1048576])" office:value-type="float" office:value="9680000" calcext:value-type="float">
            <text:p>9,6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table:formula="of:=SUMIF(['General Expenditure'.$B$1:.$B$1048576];[.$B18];['General Expenditure'.D$1:.D$1048576])" office:value-type="float" office:value="5054000" calcext:value-type="float">
            <text:p>5,054,000 </text:p>
          </table:table-cell>
          <table:table-cell table:style-name="ce12" table:formula="of:=SUMIF(['General Expenditure'.$B$1:.$B$1048576];[.$B18];['General Expenditure'.E$1:.E$1048576])" office:value-type="float" office:value="4954000" calcext:value-type="float">
            <text:p>4,954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0:.D24])" office:value-type="float" office:value="166487000" calcext:value-type="float">
            <text:p>166,487,000 </text:p>
          </table:table-cell>
          <table:table-cell table:style-name="ce18" table:formula="of:=SUM([.E20:.E24])" office:value-type="float" office:value="161802000" calcext:value-type="float">
            <text:p>161,80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table:formula="of:=SUMIF(['General Expenditure'.$B$1:.$B$1048576];[.$B20];['General Expenditure'.D$1:.D$1048576])" office:value-type="float" office:value="6989000" calcext:value-type="float">
            <text:p>6,989,000 </text:p>
          </table:table-cell>
          <table:table-cell table:style-name="ce12" table:formula="of:=SUMIF(['General Expenditure'.$B$1:.$B$1048576];[.$B20];['General Expenditure'.E$1:.E$1048576])" office:value-type="float" office:value="6930000" calcext:value-type="float">
            <text:p>6,93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table:formula="of:=SUMIF(['General Expenditure'.$B$1:.$B$1048576];[.$B21];['General Expenditure'.D$1:.D$1048576])" office:value-type="float" office:value="87200000" calcext:value-type="float">
            <text:p>87,200,000 </text:p>
          </table:table-cell>
          <table:table-cell table:style-name="ce12" table:formula="of:=SUMIF(['General Expenditure'.$B$1:.$B$1048576];[.$B21];['General Expenditure'.E$1:.E$1048576])" office:value-type="float" office:value="84500000" calcext:value-type="float">
            <text:p>84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table:formula="of:=SUMIF(['General Expenditure'.$B$1:.$B$1048576];[.$B22];['General Expenditure'.D$1:.D$1048576])" office:value-type="float" office:value="59200000" calcext:value-type="float">
            <text:p>59,200,000 </text:p>
          </table:table-cell>
          <table:table-cell table:style-name="ce12" table:formula="of:=SUMIF(['General Expenditure'.$B$1:.$B$1048576];[.$B22];['General Expenditure'.E$1:.E$1048576])" office:value-type="float" office:value="57400000" calcext:value-type="float">
            <text:p>57,4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table:formula="of:=SUMIF(['General Expenditure'.$B$1:.$B$1048576];[.$B23];['General Expenditure'.D$1:.D$1048576])" office:value-type="float" office:value="8715000" calcext:value-type="float">
            <text:p>8,715,000 </text:p>
          </table:table-cell>
          <table:table-cell table:style-name="ce12" table:formula="of:=SUMIF(['General Expenditure'.$B$1:.$B$1048576];[.$B23];['General Expenditure'.E$1:.E$1048576])" office:value-type="float" office:value="8627000" calcext:value-type="float">
            <text:p>8,62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table:formula="of:=SUMIF(['General Expenditure'.$B$1:.$B$1048576];[.$B24];['General Expenditure'.D$1:.D$1048576])" office:value-type="float" office:value="4383000" calcext:value-type="float">
            <text:p>4,383,000 </text:p>
          </table:table-cell>
          <table:table-cell table:style-name="ce12" table:formula="of:=SUMIF(['General Expenditure'.$B$1:.$B$1048576];[.$B24];['General Expenditure'.E$1:.E$1048576])" office:value-type="float" office:value="4345000" calcext:value-type="float">
            <text:p>4,34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26:.D29])" office:value-type="float" office:value="10981000" calcext:value-type="float">
            <text:p>10,981,000 </text:p>
          </table:table-cell>
          <table:table-cell table:style-name="ce18" table:formula="of:=SUM([.E26:.E29])" office:value-type="float" office:value="10822000" calcext:value-type="float">
            <text:p>10,82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table:formula="of:=SUMIF(['General Expenditure'.$B$1:.$B$1048576];[.$B26];['General Expenditure'.D$1:.D$1048576])" office:value-type="float" office:value="2713000" calcext:value-type="float">
            <text:p>2,713,000 </text:p>
          </table:table-cell>
          <table:table-cell table:style-name="ce12" table:formula="of:=SUMIF(['General Expenditure'.$B$1:.$B$1048576];[.$B26];['General Expenditure'.E$1:.E$1048576])" office:value-type="float" office:value="2703000" calcext:value-type="float">
            <text:p>2,70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table:formula="of:=SUMIF(['General Expenditure'.$B$1:.$B$1048576];[.$B27];['General Expenditure'.D$1:.D$1048576])" office:value-type="float" office:value="2331000" calcext:value-type="float">
            <text:p>2,331,000 </text:p>
          </table:table-cell>
          <table:table-cell table:style-name="ce12" table:formula="of:=SUMIF(['General Expenditure'.$B$1:.$B$1048576];[.$B27];['General Expenditure'.E$1:.E$1048576])" office:value-type="float" office:value="2295000" calcext:value-type="float">
            <text:p>2,29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table:formula="of:=SUMIF(['General Expenditure'.$B$1:.$B$1048576];[.$B28];['General Expenditure'.D$1:.D$1048576])" office:value-type="float" office:value="4392000" calcext:value-type="float">
            <text:p>4,392,000 </text:p>
          </table:table-cell>
          <table:table-cell table:style-name="ce12" table:formula="of:=SUMIF(['General Expenditure'.$B$1:.$B$1048576];[.$B28];['General Expenditure'.E$1:.E$1048576])" office:value-type="float" office:value="4314000" calcext:value-type="float">
            <text:p>4,3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table:formula="of:=SUMIF(['General Expenditure'.$B$1:.$B$1048576];[.$B29];['General Expenditure'.D$1:.D$1048576])" office:value-type="float" office:value="1545000" calcext:value-type="float">
            <text:p>1,545,000 </text:p>
          </table:table-cell>
          <table:table-cell table:style-name="ce12" table:formula="of:=SUMIF(['General Expenditure'.$B$1:.$B$1048576];[.$B29];['General Expenditure'.E$1:.E$1048576])" office:value-type="float" office:value="1510000" calcext:value-type="float">
            <text:p>1,51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31:.D37])" office:value-type="float" office:value="94502000" calcext:value-type="float">
            <text:p>94,502,000 </text:p>
          </table:table-cell>
          <table:table-cell table:style-name="ce18" table:formula="of:=SUM([.E31:.E37])" office:value-type="float" office:value="91989000" calcext:value-type="float">
            <text:p>91,989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table:formula="of:=SUMIF(['General Expenditure'.$B$1:.$B$1048576];[.$B31];['General Expenditure'.D$1:.D$1048576])" office:value-type="float" office:value="5065000" calcext:value-type="float">
            <text:p>5,065,000 </text:p>
          </table:table-cell>
          <table:table-cell table:style-name="ce12" table:formula="of:=SUMIF(['General Expenditure'.$B$1:.$B$1048576];[.$B31];['General Expenditure'.E$1:.E$1048576])" office:value-type="float" office:value="4977000" calcext:value-type="float">
            <text:p>4,97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table:formula="of:=SUMIF(['General Expenditure'.$B$1:.$B$1048576];[.$B32];['General Expenditure'.D$1:.D$1048576])" office:value-type="float" office:value="15426000" calcext:value-type="float">
            <text:p>15,426,000 </text:p>
          </table:table-cell>
          <table:table-cell table:style-name="ce12" table:formula="of:=SUMIF(['General Expenditure'.$B$1:.$B$1048576];[.$B32];['General Expenditure'.E$1:.E$1048576])" office:value-type="float" office:value="15163000" calcext:value-type="float">
            <text:p>15,16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table:formula="of:=SUMIF(['General Expenditure'.$B$1:.$B$1048576];[.$B33];['General Expenditure'.D$1:.D$1048576])" office:value-type="float" office:value="37400000" calcext:value-type="float">
            <text:p>37,400,000 </text:p>
          </table:table-cell>
          <table:table-cell table:style-name="ce12" table:formula="of:=SUMIF(['General Expenditure'.$B$1:.$B$1048576];[.$B33];['General Expenditure'.E$1:.E$1048576])" office:value-type="float" office:value="36900000" calcext:value-type="float">
            <text:p>36,9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table:formula="of:=SUMIF(['General Expenditure'.$B$1:.$B$1048576];[.$B34];['General Expenditure'.D$1:.D$1048576])" office:value-type="float" office:value="5300000" calcext:value-type="float">
            <text:p>5,300,000 </text:p>
          </table:table-cell>
          <table:table-cell table:style-name="ce12" table:formula="of:=SUMIF(['General Expenditure'.$B$1:.$B$1048576];[.$B34];['General Expenditure'.E$1:.E$1048576])" office:value-type="float" office:value="4200000" calcext:value-type="float">
            <text:p>4,2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table:formula="of:=SUMIF(['General Expenditure'.$B$1:.$B$1048576];[.$B35];['General Expenditure'.D$1:.D$1048576])" office:value-type="float" office:value="8007000" calcext:value-type="float">
            <text:p>8,007,000 </text:p>
          </table:table-cell>
          <table:table-cell table:style-name="ce12" table:formula="of:=SUMIF(['General Expenditure'.$B$1:.$B$1048576];[.$B35];['General Expenditure'.E$1:.E$1048576])" office:value-type="float" office:value="7845000" calcext:value-type="float">
            <text:p>7,84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table:formula="of:=SUMIF(['General Expenditure'.$B$1:.$B$1048576];[.$B36];['General Expenditure'.D$1:.D$1048576])" office:value-type="float" office:value="9782000" calcext:value-type="float">
            <text:p>9,782,000 </text:p>
          </table:table-cell>
          <table:table-cell table:style-name="ce12" table:formula="of:=SUMIF(['General Expenditure'.$B$1:.$B$1048576];[.$B36];['General Expenditure'.E$1:.E$1048576])" office:value-type="float" office:value="9652000" calcext:value-type="float">
            <text:p>9,65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table:formula="of:=SUMIF(['General Expenditure'.$B$1:.$B$1048576];[.$B37];['General Expenditure'.D$1:.D$1048576])" office:value-type="float" office:value="13522000" calcext:value-type="float">
            <text:p>13,522,000 </text:p>
          </table:table-cell>
          <table:table-cell table:style-name="ce12" table:formula="of:=SUMIF(['General Expenditure'.$B$1:.$B$1048576];[.$B37];['General Expenditure'.E$1:.E$1048576])" office:value-type="float" office:value="13252000" calcext:value-type="float">
            <text:p>13,252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39:.D45])" office:value-type="float" office:value="7404000" calcext:value-type="float">
            <text:p>7,404,000 </text:p>
          </table:table-cell>
          <table:table-cell table:style-name="ce18" table:formula="of:=SUM([.E39:.E45])" office:value-type="float" office:value="7358000" calcext:value-type="float">
            <text:p>7,358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table:formula="of:=SUMIF(['General Expenditure'.$B$1:.$B$1048576];[.$B39];['General Expenditure'.D$1:.D$1048576])" office:value-type="float" office:value="87000" calcext:value-type="float">
            <text:p>87,000 </text:p>
          </table:table-cell>
          <table:table-cell table:style-name="ce12" table:formula="of:=SUMIF(['General Expenditure'.$B$1:.$B$1048576];[.$B39];['General Expenditure'.E$1:.E$1048576])" office:value-type="float" office:value="85000" calcext:value-type="float">
            <text:p>8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table:formula="of:=SUMIF(['General Expenditure'.$B$1:.$B$1048576];[.$B40];['General Expenditure'.D$1:.D$1048576])" office:value-type="float" office:value="600000" calcext:value-type="float">
            <text:p>600,000 </text:p>
          </table:table-cell>
          <table:table-cell table:style-name="ce12" table:formula="of:=SUMIF(['General Expenditure'.$B$1:.$B$1048576];[.$B40];['General Expenditure'.E$1:.E$1048576])" office:value-type="float" office:value="580000" calcext:value-type="float">
            <text:p>5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table:formula="of:=SUMIF(['General Expenditure'.$B$1:.$B$1048576];[.$B41];['General Expenditure'.D$1:.D$1048576])" office:value-type="float" office:value="715000" calcext:value-type="float">
            <text:p>715,000 </text:p>
          </table:table-cell>
          <table:table-cell table:style-name="ce12" table:formula="of:=SUMIF(['General Expenditure'.$B$1:.$B$1048576];[.$B41];['General Expenditure'.E$1:.E$1048576])" office:value-type="float" office:value="706000" calcext:value-type="float">
            <text:p>70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table:formula="of:=SUMIF(['General Expenditure'.$B$1:.$B$1048576];[.$B42];['General Expenditure'.D$1:.D$1048576])" office:value-type="float" office:value="546000" calcext:value-type="float">
            <text:p>546,000 </text:p>
          </table:table-cell>
          <table:table-cell table:style-name="ce12" table:formula="of:=SUMIF(['General Expenditure'.$B$1:.$B$1048576];[.$B42];['General Expenditure'.E$1:.E$1048576])" office:value-type="float" office:value="536000" calcext:value-type="float">
            <text:p>53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table:formula="of:=SUMIF(['General Expenditure'.$B$1:.$B$1048576];[.$B43];['General Expenditure'.D$1:.D$1048576])" office:value-type="float" office:value="2159000" calcext:value-type="float">
            <text:p>2,159,000 </text:p>
          </table:table-cell>
          <table:table-cell table:style-name="ce12" table:formula="of:=SUMIF(['General Expenditure'.$B$1:.$B$1048576];[.$B43];['General Expenditure'.E$1:.E$1048576])" office:value-type="float" office:value="2156000" calcext:value-type="float">
            <text:p>2,15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table:formula="of:=SUMIF(['General Expenditure'.$B$1:.$B$1048576];[.$B44];['General Expenditure'.D$1:.D$1048576])" office:value-type="float" office:value="3062000" calcext:value-type="float">
            <text:p>3,062,000 </text:p>
          </table:table-cell>
          <table:table-cell table:style-name="ce12" table:formula="of:=SUMIF(['General Expenditure'.$B$1:.$B$1048576];[.$B44];['General Expenditure'.E$1:.E$1048576])" office:value-type="float" office:value="3062000" calcext:value-type="float">
            <text:p>3,06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table:formula="of:=SUMIF(['General Expenditure'.$B$1:.$B$1048576];[.$B45];['General Expenditure'.D$1:.D$1048576])" office:value-type="float" office:value="235000" calcext:value-type="float">
            <text:p>235,000 </text:p>
          </table:table-cell>
          <table:table-cell table:style-name="ce12" table:formula="of:=SUMIF(['General Expenditure'.$B$1:.$B$1048576];[.$B45];['General Expenditure'.E$1:.E$1048576])" office:value-type="float" office:value="233000" calcext:value-type="float">
            <text:p>233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Transfer Budget</text:p>
          </table:table-cell>
          <table:table-cell table:style-name="ce17" office:value-type="float" office:value="79889000" calcext:value-type="float">
            <text:p>79,889,000 </text:p>
          </table:table-cell>
          <table:table-cell table:style-name="ce18" office:value-type="float" office:value="83032000" calcext:value-type="float">
            <text:p>83,032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60 11</text:p>
          </table:table-cell>
          <table:table-cell office:value-type="string" calcext:value-type="string">
            <text:p>Amiri Court</text:p>
          </table:table-cell>
          <table:table-cell table:formula="of:=SUMIF(['General Expenditure'.$B$1:.$B$1048576];[.$B47];['General Expenditure'.D$1:.D$1048576])" office:value-type="float" office:value="6000000" calcext:value-type="float">
            <text:p>6,000,000 </text:p>
          </table:table-cell>
          <table:table-cell table:style-name="ce12" table:formula="of:=SUMIF(['General Expenditure'.$B$1:.$B$1048576];[.$B47];['General Expenditure'.E$1:.E$1048576])" office:value-type="float" office:value="6000000" calcext:value-type="float">
            <text:p>6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12</text:p>
          </table:table-cell>
          <table:table-cell office:value-type="string" calcext:value-type="string">
            <text:p>Crown Prince's Court</text:p>
          </table:table-cell>
          <table:table-cell table:formula="of:=SUMIF(['General Expenditure'.$B$1:.$B$1048576];[.$B48];['General Expenditure'.D$1:.D$1048576])" office:value-type="float" office:value="2453000" calcext:value-type="float">
            <text:p>2,453,000 </text:p>
          </table:table-cell>
          <table:table-cell table:style-name="ce12" table:formula="of:=SUMIF(['General Expenditure'.$B$1:.$B$1048576];[.$B48];['General Expenditure'.E$1:.E$1048576])" office:value-type="float" office:value="2453000" calcext:value-type="float">
            <text:p>2,45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13</text:p>
          </table:table-cell>
          <table:table-cell office:value-type="string" calcext:value-type="string">
            <text:p>Ruling Family Council</text:p>
          </table:table-cell>
          <table:table-cell table:formula="of:=SUMIF(['General Expenditure'.$B$1:.$B$1048576];[.$B49];['General Expenditure'.D$1:.D$1048576])" office:value-type="float" office:value="1741000" calcext:value-type="float">
            <text:p>1,741,000 </text:p>
          </table:table-cell>
          <table:table-cell table:style-name="ce12" table:formula="of:=SUMIF(['General Expenditure'.$B$1:.$B$1048576];[.$B49];['General Expenditure'.E$1:.E$1048576])" office:value-type="float" office:value="1741000" calcext:value-type="float">
            <text:p>1,74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0</text:p>
          </table:table-cell>
          <table:table-cell table:style-name="ce24" office:value-type="string" calcext:value-type="string">
            <text:p>Radio &amp; TV Corporation</text:p>
          </table:table-cell>
          <table:table-cell table:formula="of:=SUMIF(['General Expenditure'.$B$1:.$B$1048576];[.$B50];['General Expenditure'.D$1:.D$1048576])" office:value-type="float" office:value="7722000" calcext:value-type="float">
            <text:p>7,722,000 </text:p>
          </table:table-cell>
          <table:table-cell table:style-name="ce12" table:formula="of:=SUMIF(['General Expenditure'.$B$1:.$B$1048576];[.$B50];['General Expenditure'.E$1:.E$1048576])" office:value-type="float" office:value="7722000" calcext:value-type="float">
            <text:p>7,72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4</text:p>
          </table:table-cell>
          <table:table-cell table:style-name="ce24" office:value-type="string" calcext:value-type="string">
            <text:p>Bahrain Center for Research &amp; Study</text:p>
          </table:table-cell>
          <table:table-cell table:formula="of:=SUMIF(['General Expenditure'.$B$1:.$B$1048576];[.$B51];['General Expenditure'.D$1:.D$1048576])" office:value-type="float" office:value="548000" calcext:value-type="float">
            <text:p>548,000 </text:p>
          </table:table-cell>
          <table:table-cell table:style-name="ce12" table:formula="of:=SUMIF(['General Expenditure'.$B$1:.$B$1048576];[.$B51];['General Expenditure'.E$1:.E$1048576])" office:value-type="float" office:value="548000" calcext:value-type="float">
            <text:p>54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7</text:p>
          </table:table-cell>
          <table:table-cell table:style-name="ce24" office:value-type="string" calcext:value-type="string">
            <text:p>Sunni Awqaf</text:p>
          </table:table-cell>
          <table:table-cell table:formula="of:=SUMIF(['General Expenditure'.$B$1:.$B$1048576];[.$B52];['General Expenditure'.D$1:.D$1048576])" office:value-type="float" office:value="420000" calcext:value-type="float">
            <text:p>420,000 </text:p>
          </table:table-cell>
          <table:table-cell table:style-name="ce12" table:formula="of:=SUMIF(['General Expenditure'.$B$1:.$B$1048576];[.$B52];['General Expenditure'.E$1:.E$1048576])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8</text:p>
          </table:table-cell>
          <table:table-cell table:style-name="ce24" office:value-type="string" calcext:value-type="string">
            <text:p>Ja'afari Awqaf</text:p>
          </table:table-cell>
          <table:table-cell table:formula="of:=SUMIF(['General Expenditure'.$B$1:.$B$1048576];[.$B53];['General Expenditure'.D$1:.D$1048576])" office:value-type="float" office:value="420000" calcext:value-type="float">
            <text:p>420,000 </text:p>
          </table:table-cell>
          <table:table-cell table:style-name="ce12" table:formula="of:=SUMIF(['General Expenditure'.$B$1:.$B$1048576];[.$B53];['General Expenditure'.E$1:.E$1048576])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0</text:p>
          </table:table-cell>
          <table:table-cell table:style-name="ce24" office:value-type="string" calcext:value-type="string">
            <text:p>Bahrain University</text:p>
          </table:table-cell>
          <table:table-cell table:formula="of:=SUMIF(['General Expenditure'.$B$1:.$B$1048576];[.$B54];['General Expenditure'.D$1:.D$1048576])" office:value-type="float" office:value="10037000" calcext:value-type="float">
            <text:p>10,037,000 </text:p>
          </table:table-cell>
          <table:table-cell table:style-name="ce12" table:formula="of:=SUMIF(['General Expenditure'.$B$1:.$B$1048576];[.$B54];['General Expenditure'.E$1:.E$1048576])" office:value-type="float" office:value="10037000" calcext:value-type="float">
            <text:p>10,03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4</text:p>
          </table:table-cell>
          <table:table-cell table:style-name="ce24" office:value-type="string" calcext:value-type="string">
            <text:p>Subsidies</text:p>
          </table:table-cell>
          <table:table-cell table:formula="of:=SUMIF(['General Expenditure'.$B$1:.$B$1048576];[.$B55];['General Expenditure'.D$1:.D$1048576])" office:value-type="float" office:value="3325000" calcext:value-type="float">
            <text:p>3,325,000 </text:p>
          </table:table-cell>
          <table:table-cell table:style-name="ce12" table:formula="of:=SUMIF(['General Expenditure'.$B$1:.$B$1048576];[.$B55];['General Expenditure'.E$1:.E$1048576])" office:value-type="float" office:value="3325000" calcext:value-type="float">
            <text:p>3,32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5</text:p>
          </table:table-cell>
          <table:table-cell table:style-name="ce24" office:value-type="string" calcext:value-type="string">
            <text:p>Bait al-Qura'an</text:p>
          </table:table-cell>
          <table:table-cell table:formula="of:=SUMIF(['General Expenditure'.$B$1:.$B$1048576];[.$B56];['General Expenditure'.D$1:.D$1048576])" office:value-type="float" office:value="76000" calcext:value-type="float">
            <text:p>76,000 </text:p>
          </table:table-cell>
          <table:table-cell table:style-name="ce12" table:formula="of:=SUMIF(['General Expenditure'.$B$1:.$B$1048576];[.$B56];['General Expenditure'.E$1:.E$1048576])" office:value-type="float" office:value="76000" calcext:value-type="float">
            <text:p>7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7</text:p>
          </table:table-cell>
          <table:table-cell table:style-name="ce24" office:value-type="string" calcext:value-type="string">
            <text:p>Shura Council</text:p>
          </table:table-cell>
          <table:table-cell table:formula="of:=SUMIF(['General Expenditure'.$B$1:.$B$1048576];[.$B57];['General Expenditure'.D$1:.D$1048576])" office:value-type="float" office:value="1458000" calcext:value-type="float">
            <text:p>1,458,000 </text:p>
          </table:table-cell>
          <table:table-cell table:style-name="ce12" table:formula="of:=SUMIF(['General Expenditure'.$B$1:.$B$1048576];[.$B57];['General Expenditure'.E$1:.E$1048576])" office:value-type="float" office:value="1458000" calcext:value-type="float">
            <text:p>1,45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9</text:p>
          </table:table-cell>
          <table:table-cell office:value-type="string" calcext:value-type="string">
            <text:p>Districts</text:p>
          </table:table-cell>
          <table:table-cell table:formula="of:=SUMIF(['General Expenditure'.$B$1:.$B$1048576];[.$B58];['General Expenditure'.D$1:.D$1048576])" office:value-type="float" office:value="1288000" calcext:value-type="float">
            <text:p>1,288,000 </text:p>
          </table:table-cell>
          <table:table-cell table:style-name="ce12" table:formula="of:=SUMIF(['General Expenditure'.$B$1:.$B$1048576];[.$B58];['General Expenditure'.E$1:.E$1048576])" office:value-type="float" office:value="1288000" calcext:value-type="float">
            <text:p>1,28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1</text:p>
          </table:table-cell>
          <table:table-cell table:style-name="ce24" office:value-type="string" calcext:value-type="string">
            <text:p>High Council for Islamic Affairs</text:p>
          </table:table-cell>
          <table:table-cell table:formula="of:=SUMIF(['General Expenditure'.$B$1:.$B$1048576];[.$B59];['General Expenditure'.D$1:.D$1048576])" office:value-type="float" office:value="1500000" calcext:value-type="float">
            <text:p>1,500,000 </text:p>
          </table:table-cell>
          <table:table-cell table:style-name="ce12" table:formula="of:=SUMIF(['General Expenditure'.$B$1:.$B$1048576];[.$B59];['General Expenditure'.E$1:.E$1048576])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4</text:p>
          </table:table-cell>
          <table:table-cell office:value-type="string" calcext:value-type="string">
            <text:p>Bahrain Promotions and Marketing Board</text:p>
          </table:table-cell>
          <table:table-cell table:formula="of:=SUMIF(['General Expenditure'.$B$1:.$B$1048576];[.$B60];['General Expenditure'.D$1:.D$1048576])" office:value-type="float" office:value="1425000" calcext:value-type="float">
            <text:p>1,425,000 </text:p>
          </table:table-cell>
          <table:table-cell table:style-name="ce12" table:formula="of:=SUMIF(['General Expenditure'.$B$1:.$B$1048576];[.$B60];['General Expenditure'.E$1:.E$1048576])" office:value-type="float" office:value="1425000" calcext:value-type="float">
            <text:p>1,42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5</text:p>
          </table:table-cell>
          <table:table-cell office:value-type="string" calcext:value-type="string">
            <text:p>UNDP</text:p>
          </table:table-cell>
          <table:table-cell table:formula="of:=SUMIF(['General Expenditure'.$B$1:.$B$1048576];[.$B61];['General Expenditure'.D$1:.D$1048576])" office:value-type="float" office:value="750000" calcext:value-type="float">
            <text:p>750,000 </text:p>
          </table:table-cell>
          <table:table-cell table:style-name="ce12" table:formula="of:=SUMIF(['General Expenditure'.$B$1:.$B$1048576];[.$B61];['General Expenditure'.E$1:.E$1048576])" office:value-type="float" office:value="750000" calcext:value-type="float">
            <text:p>75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 38</text:p>
          </table:table-cell>
          <table:table-cell table:style-name="ce23" office:value-type="string" calcext:value-type="string">
            <text:p>Accounts Under Ministry of Finance Control:</text:p>
          </table:table-cell>
          <table:table-cell table:style-name="ce17" table:formula="of:=SUM([.D63:.D66])" office:value-type="float" office:value="40726000" calcext:value-type="float">
            <text:p>40,726,000 </text:p>
          </table:table-cell>
          <table:table-cell table:style-name="ce18" table:formula="of:=SUM([.E63:.E66])" office:value-type="float" office:value="43869000" calcext:value-type="float">
            <text:p>43,869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Emergency Expenses</text:p>
          </table:table-cell>
          <table:table-cell table:formula="of:=SUMIF(['General Expenditure'.$C$1:.$C$1048576];[.$C63];['General Expenditure'.D$1:.D$1048576])" office:value-type="float" office:value="4500000" calcext:value-type="float">
            <text:p>4,500,000 </text:p>
          </table:table-cell>
          <table:table-cell table:style-name="ce12" table:formula="of:=SUMIF(['General Expenditure'.$C$1:.$C$1048576];[.$C63];['General Expenditure'.E$1:.E$1048576])" office:value-type="float" office:value="4500000" calcext:value-type="float">
            <text:p>4,5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Payment of Interest on Loans</text:p>
          </table:table-cell>
          <table:table-cell table:formula="of:=SUMIF(['General Expenditure'.$C$1:.$C$1048576];[.$C64];['General Expenditure'.D$1:.D$1048576])" office:value-type="float" office:value="23000000" calcext:value-type="float">
            <text:p>23,000,000 </text:p>
          </table:table-cell>
          <table:table-cell table:style-name="ce12" table:formula="of:=SUMIF(['General Expenditure'.$C$1:.$C$1048576];[.$C64];['General Expenditure'.E$1:.E$1048576])" office:value-type="float" office:value="22400000" calcext:value-type="float">
            <text:p>22,4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style-name="ce24" office:value-type="string" calcext:value-type="string">
            <text:p>Contribution to GCC</text:p>
          </table:table-cell>
          <table:table-cell table:formula="of:=SUMIF(['General Expenditure'.$C$1:.$C$1048576];[.$C65];['General Expenditure'.D$1:.D$1048576])" office:value-type="float" office:value="1520000" calcext:value-type="float">
            <text:p>1,520,000 </text:p>
          </table:table-cell>
          <table:table-cell table:style-name="ce12" table:formula="of:=SUMIF(['General Expenditure'.$C$1:.$C$1048576];[.$C65];['General Expenditure'.E$1:.E$1048576])" office:value-type="float" office:value="1520000" calcext:value-type="float">
            <text:p>1,52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Local Transfers</text:p>
          </table:table-cell>
          <table:table-cell table:formula="of:=SUMIF(['General Expenditure'.$C$1:.$C$1048576];[.$C66];['General Expenditure'.D$1:.D$1048576])" office:value-type="float" office:value="11706000" calcext:value-type="float">
            <text:p>11,706,000 </text:p>
          </table:table-cell>
          <table:table-cell table:style-name="ce12" table:formula="of:=SUMIF(['General Expenditure'.$C$1:.$C$1048576];[.$C66];['General Expenditure'.E$1:.E$1048576])" office:value-type="float" office:value="15449000" calcext:value-type="float">
            <text:p>15,449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Total</text:p>
          </table:table-cell>
          <table:table-cell table:style-name="ce9" table:formula="of:=SUM([.D8];[.D19];[.D25];[.D30];[.D38];[.D46])" office:value-type="float" office:value="602000000" calcext:value-type="float">
            <text:p>602,000,000 </text:p>
          </table:table-cell>
          <table:table-cell table:style-name="ce13" table:formula="of:=SUM([.E8];[.E19];[.E25];[.E30];[.E38];[.E46])" office:value-type="float" office:value="596000000" calcext:value-type="float">
            <text:p>596,000,000 </text:p>
          </table:table-cell>
          <table:table-cell table:style-name="ce15" table:number-columns-repeated="101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l Expenditure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ce8"/>
        <table:table-column table:style-name="co1" table:number-columns-repeated="1019" table:default-cell-style-name="Default"/>
        <table:table-row table:style-name="ro1">
          <table:table-cell/>
          <table:table-cell table:style-name="ce19"/>
          <table:table-cell table:style-name="ce4" office:value-type="string" calcext:value-type="string">
            <text:p>Table 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 table:style-name="ce4" office:value-type="string" calcext:value-type="string">
            <text:p>State Budget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 table:style-name="ce4" office:value-type="string" calcext:value-type="string">
            <text:p>Expenditure by Chapter, Sector and Ministr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 table:style-name="ce4" office:value-type="string" calcext:value-type="string">
            <text:p>for Financial Years 1999 &amp; 200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19"/>
          <table:table-cell/>
          <table:table-cell table:style-name="Default"/>
          <table:table-cell table:style-name="Default" office:value-type="string" calcext:value-type="string">
            <text:p>BD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Ministry Cod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float" office:value="2000" calcext:value-type="float">
            <text:p>2000</text:p>
          </table:table-cell>
          <table:table-cell table:style-name="ce11"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1: Manpower Expenses</text:p>
          </table:table-cell>
          <table:table-cell table:style-name="ce17" table:formula="of:=SUM([.D9];[.D20];[.D26];[.D31];[.D39])" office:value-type="float" office:value="398983116" calcext:value-type="float">
            <text:p>398,983,116 </text:p>
          </table:table-cell>
          <table:table-cell table:style-name="ce18" table:formula="of:=SUM([.E9];[.E20];[.E26];[.E31];[.E39])" office:value-type="float" office:value="390873721" calcext:value-type="float">
            <text:p>390,873,721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10:.D19])" office:value-type="float" office:value="194868097" calcext:value-type="float">
            <text:p>194,868,097 </text:p>
          </table:table-cell>
          <table:table-cell table:style-name="ce18" table:formula="of:=SUM([.E10:.E19])" office:value-type="float" office:value="192947378" calcext:value-type="float">
            <text:p>192,947,37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536300" calcext:value-type="float">
            <text:p>536,300 </text:p>
          </table:table-cell>
          <table:table-cell table:style-name="ce12" office:value-type="float" office:value="536300" calcext:value-type="float">
            <text:p>536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89689700" calcext:value-type="float">
            <text:p>89,689,700 </text:p>
          </table:table-cell>
          <table:table-cell table:style-name="ce12" office:value-type="float" office:value="89689700" calcext:value-type="float">
            <text:p>89,689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4300000" calcext:value-type="float">
            <text:p>4,300,000 </text:p>
          </table:table-cell>
          <table:table-cell table:style-name="ce12" office:value-type="float" office:value="4150000" calcext:value-type="float">
            <text:p>4,1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85973000" calcext:value-type="float">
            <text:p>85,973,000 </text:p>
          </table:table-cell>
          <table:table-cell table:style-name="ce12" office:value-type="float" office:value="84473000" calcext:value-type="float">
            <text:p>84,47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720000" calcext:value-type="float">
            <text:p>720,000 </text:p>
          </table:table-cell>
          <table:table-cell table:style-name="ce12" office:value-type="float" office:value="700000" calcext:value-type="float">
            <text:p>7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1905677" calcext:value-type="float">
            <text:p>1,905,677 </text:p>
          </table:table-cell>
          <table:table-cell table:style-name="ce12" office:value-type="float" office:value="1861677" calcext:value-type="float">
            <text:p>1,861,677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689000" calcext:value-type="float">
            <text:p>1,689,000 </text:p>
          </table:table-cell>
          <table:table-cell table:style-name="ce12" office:value-type="float" office:value="1655000" calcext:value-type="float">
            <text:p>1,65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302000" calcext:value-type="float">
            <text:p>302,000 </text:p>
          </table:table-cell>
          <table:table-cell table:style-name="ce12" office:value-type="float" office:value="300500" calcext:value-type="float">
            <text:p>300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5762800" calcext:value-type="float">
            <text:p>5,762,800 </text:p>
          </table:table-cell>
          <table:table-cell table:style-name="ce12" office:value-type="float" office:value="5700800" calcext:value-type="float">
            <text:p>5,700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3989620" calcext:value-type="float">
            <text:p>3,989,620 </text:p>
          </table:table-cell>
          <table:table-cell table:style-name="ce12" office:value-type="float" office:value="3880401" calcext:value-type="float">
            <text:p>3,880,401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1:.D25])" office:value-type="float" office:value="126031300" calcext:value-type="float">
            <text:p>126,031,300 </text:p>
          </table:table-cell>
          <table:table-cell table:style-name="ce18" table:formula="of:=SUM([.E21:.E25])" office:value-type="float" office:value="121832300" calcext:value-type="float">
            <text:p>121,832,3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2887800" calcext:value-type="float">
            <text:p>2,887,800 </text:p>
          </table:table-cell>
          <table:table-cell table:style-name="ce12" office:value-type="float" office:value="2817300" calcext:value-type="float">
            <text:p>2,817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74998000" calcext:value-type="float">
            <text:p>74,998,000 </text:p>
          </table:table-cell>
          <table:table-cell table:style-name="ce12" office:value-type="float" office:value="72335000" calcext:value-type="float">
            <text:p>72,33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42900000" calcext:value-type="float">
            <text:p>42,900,000 </text:p>
          </table:table-cell>
          <table:table-cell table:style-name="ce12" office:value-type="float" office:value="41550000" calcext:value-type="float">
            <text:p>41,5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3426000" calcext:value-type="float">
            <text:p>3,426,000 </text:p>
          </table:table-cell>
          <table:table-cell table:style-name="ce12" office:value-type="float" office:value="3376000" calcext:value-type="float">
            <text:p>3,37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1819500" calcext:value-type="float">
            <text:p>1,819,500 </text:p>
          </table:table-cell>
          <table:table-cell table:style-name="ce12" office:value-type="float" office:value="1754000" calcext:value-type="float">
            <text:p>1,754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27:.D30])" office:value-type="float" office:value="8298811" calcext:value-type="float">
            <text:p>8,298,811 </text:p>
          </table:table-cell>
          <table:table-cell table:style-name="ce18" table:formula="of:=SUM([.E27:.E30])" office:value-type="float" office:value="8105729" calcext:value-type="float">
            <text:p>8,105,729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2066986" calcext:value-type="float">
            <text:p>2,066,986 </text:p>
          </table:table-cell>
          <table:table-cell table:style-name="ce12" office:value-type="float" office:value="2017220" calcext:value-type="float">
            <text:p>2,017,2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1475600" calcext:value-type="float">
            <text:p>1,475,600 </text:p>
          </table:table-cell>
          <table:table-cell table:style-name="ce12" office:value-type="float" office:value="1443600" calcext:value-type="float">
            <text:p>1,443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3362000" calcext:value-type="float">
            <text:p>3,362,000 </text:p>
          </table:table-cell>
          <table:table-cell table:style-name="ce12" office:value-type="float" office:value="3284000" calcext:value-type="float">
            <text:p>3,28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1394225" calcext:value-type="float">
            <text:p>1,394,225 </text:p>
          </table:table-cell>
          <table:table-cell table:style-name="ce12" office:value-type="float" office:value="1360909" calcext:value-type="float">
            <text:p>1,360,909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32:.D38])" office:value-type="float" office:value="65103099" calcext:value-type="float">
            <text:p>65,103,099 </text:p>
          </table:table-cell>
          <table:table-cell table:style-name="ce18" table:formula="of:=SUM([.E32:.E38])" office:value-type="float" office:value="63353531" calcext:value-type="float">
            <text:p>63,353,531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4390000" calcext:value-type="float">
            <text:p>4,390,000 </text:p>
          </table:table-cell>
          <table:table-cell table:style-name="ce12" office:value-type="float" office:value="4312000" calcext:value-type="float">
            <text:p>4,31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3020266" calcext:value-type="float">
            <text:p>13,020,266 </text:p>
          </table:table-cell>
          <table:table-cell table:style-name="ce12" office:value-type="float" office:value="12757266" calcext:value-type="float">
            <text:p>12,757,266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24000000" calcext:value-type="float">
            <text:p>24,000,000 </text:p>
          </table:table-cell>
          <table:table-cell table:style-name="ce12" office:value-type="float" office:value="23520000" calcext:value-type="float">
            <text:p>23,5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1500000" calcext:value-type="float">
            <text:p>1,500,000 </text:p>
          </table:table-cell>
          <table:table-cell table:style-name="ce12" office:value-type="float" office:value="1000000" calcext:value-type="float">
            <text:p>1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6035290" calcext:value-type="float">
            <text:p>6,035,290 </text:p>
          </table:table-cell>
          <table:table-cell table:style-name="ce12" office:value-type="float" office:value="5873290" calcext:value-type="float">
            <text:p>5,873,29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5511943" calcext:value-type="float">
            <text:p>5,511,943 </text:p>
          </table:table-cell>
          <table:table-cell table:style-name="ce12" office:value-type="float" office:value="5522775" calcext:value-type="float">
            <text:p>5,522,77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0645600" calcext:value-type="float">
            <text:p>10,645,600 </text:p>
          </table:table-cell>
          <table:table-cell table:style-name="ce12" office:value-type="float" office:value="10368200" calcext:value-type="float">
            <text:p>10,368,2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40:.D46])" office:value-type="float" office:value="4681809" calcext:value-type="float">
            <text:p>4,681,809 </text:p>
          </table:table-cell>
          <table:table-cell table:style-name="ce18" table:formula="of:=SUM([.E40:.E46])" office:value-type="float" office:value="4634783" calcext:value-type="float">
            <text:p>4,634,783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70990" calcext:value-type="float">
            <text:p>70,990 </text:p>
          </table:table-cell>
          <table:table-cell table:style-name="ce12" office:value-type="float" office:value="69200" calcext:value-type="float">
            <text:p>69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384738" calcext:value-type="float">
            <text:p>384,738 </text:p>
          </table:table-cell>
          <table:table-cell table:style-name="ce12" office:value-type="float" office:value="364738" calcext:value-type="float">
            <text:p>364,73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366300" calcext:value-type="float">
            <text:p>366,300 </text:p>
          </table:table-cell>
          <table:table-cell table:style-name="ce12" office:value-type="float" office:value="357300" calcext:value-type="float">
            <text:p>357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office:value-type="float" office:value="446014" calcext:value-type="float">
            <text:p>446,014 </text:p>
          </table:table-cell>
          <table:table-cell table:style-name="ce12" office:value-type="float" office:value="436014" calcext:value-type="float">
            <text:p>436,014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1486000" calcext:value-type="float">
            <text:p>1,486,000 </text:p>
          </table:table-cell>
          <table:table-cell table:style-name="ce12" office:value-type="float" office:value="1483000" calcext:value-type="float">
            <text:p>1,48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1726200" calcext:value-type="float">
            <text:p>1,726,200 </text:p>
          </table:table-cell>
          <table:table-cell table:style-name="ce12" office:value-type="float" office:value="1726200" calcext:value-type="float">
            <text:p>1,726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office:value-type="float" office:value="201567" calcext:value-type="float">
            <text:p>201,567 </text:p>
          </table:table-cell>
          <table:table-cell table:style-name="ce12" office:value-type="float" office:value="198331" calcext:value-type="float">
            <text:p>198,331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2: Service Expenses</text:p>
          </table:table-cell>
          <table:table-cell table:style-name="ce17" table:formula="of:=SUM([.D49];[.D60];[.D66];[.D71];[.D79])" office:value-type="float" office:value="54918474" calcext:value-type="float">
            <text:p>54,918,474 </text:p>
          </table:table-cell>
          <table:table-cell table:style-name="ce18" table:formula="of:=SUM([.E49];[.E60];[.E66];[.E71];[.E79])" office:value-type="float" office:value="54646700" calcext:value-type="float">
            <text:p>54,646,7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50:.D59])" office:value-type="float" office:value="20545965" calcext:value-type="float">
            <text:p>20,545,965 </text:p>
          </table:table-cell>
          <table:table-cell table:style-name="ce18" table:formula="of:=SUM([.E50:.E59])" office:value-type="float" office:value="20545415" calcext:value-type="float">
            <text:p>20,545,415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91900" calcext:value-type="float">
            <text:p>91,900 </text:p>
          </table:table-cell>
          <table:table-cell table:style-name="ce12" office:value-type="float" office:value="91900" calcext:value-type="float">
            <text:p>91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11322500" calcext:value-type="float">
            <text:p>11,322,500 </text:p>
          </table:table-cell>
          <table:table-cell table:style-name="ce12" office:value-type="float" office:value="11322500" calcext:value-type="float">
            <text:p>11,322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210000" calcext:value-type="float">
            <text:p>210,000 </text:p>
          </table:table-cell>
          <table:table-cell table:style-name="ce12" office:value-type="float" office:value="190000" calcext:value-type="float">
            <text:p>19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3848000" calcext:value-type="float">
            <text:p>3,848,000 </text:p>
          </table:table-cell>
          <table:table-cell table:style-name="ce12" office:value-type="float" office:value="3848000" calcext:value-type="float">
            <text:p>3,84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180000" calcext:value-type="float">
            <text:p>180,000 </text:p>
          </table:table-cell>
          <table:table-cell table:style-name="ce12" office:value-type="float" office:value="200000" calcext:value-type="float">
            <text:p>2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364635" calcext:value-type="float">
            <text:p>364,635 </text:p>
          </table:table-cell>
          <table:table-cell table:style-name="ce12" office:value-type="float" office:value="364635" calcext:value-type="float">
            <text:p>364,63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468000" calcext:value-type="float">
            <text:p>468,000 </text:p>
          </table:table-cell>
          <table:table-cell table:style-name="ce12" office:value-type="float" office:value="468000" calcext:value-type="float">
            <text:p>46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50500" calcext:value-type="float">
            <text:p>50,500 </text:p>
          </table:table-cell>
          <table:table-cell table:style-name="ce12" office:value-type="float" office:value="50500" calcext:value-type="float">
            <text:p>50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3160500" calcext:value-type="float">
            <text:p>3,160,500 </text:p>
          </table:table-cell>
          <table:table-cell table:style-name="ce12" office:value-type="float" office:value="3160500" calcext:value-type="float">
            <text:p>3,160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849930" calcext:value-type="float">
            <text:p>849,930 </text:p>
          </table:table-cell>
          <table:table-cell table:style-name="ce12" office:value-type="float" office:value="849380" calcext:value-type="float">
            <text:p>849,38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61:.D65])" office:value-type="float" office:value="18523250" calcext:value-type="float">
            <text:p>18,523,250 </text:p>
          </table:table-cell>
          <table:table-cell table:style-name="ce18" table:formula="of:=SUM([.E61:.E65])" office:value-type="float" office:value="18420550" calcext:value-type="float">
            <text:p>18,420,55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3093050" calcext:value-type="float">
            <text:p>3,093,050 </text:p>
          </table:table-cell>
          <table:table-cell table:style-name="ce12" office:value-type="float" office:value="3105050" calcext:value-type="float">
            <text:p>3,105,0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9487700" calcext:value-type="float">
            <text:p>9,487,700 </text:p>
          </table:table-cell>
          <table:table-cell table:style-name="ce12" office:value-type="float" office:value="9457500" calcext:value-type="float">
            <text:p>9,457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4360000" calcext:value-type="float">
            <text:p>4,360,000 </text:p>
          </table:table-cell>
          <table:table-cell table:style-name="ce12" office:value-type="float" office:value="4320000" calcext:value-type="float">
            <text:p>4,3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1040000" calcext:value-type="float">
            <text:p>1,040,000 </text:p>
          </table:table-cell>
          <table:table-cell table:style-name="ce12" office:value-type="float" office:value="1000000" calcext:value-type="float">
            <text:p>1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542500" calcext:value-type="float">
            <text:p>542,500 </text:p>
          </table:table-cell>
          <table:table-cell table:style-name="ce12" office:value-type="float" office:value="538000" calcext:value-type="float">
            <text:p>538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67:.D70])" office:value-type="float" office:value="2079438" calcext:value-type="float">
            <text:p>2,079,438 </text:p>
          </table:table-cell>
          <table:table-cell table:style-name="ce18" table:formula="of:=SUM([.E67:.E70])" office:value-type="float" office:value="2074420" calcext:value-type="float">
            <text:p>2,074,42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465194" calcext:value-type="float">
            <text:p>465,194 </text:p>
          </table:table-cell>
          <table:table-cell table:style-name="ce12" office:value-type="float" office:value="464860" calcext:value-type="float">
            <text:p>464,8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791120" calcext:value-type="float">
            <text:p>791,120 </text:p>
          </table:table-cell>
          <table:table-cell table:style-name="ce12" office:value-type="float" office:value="787120" calcext:value-type="float">
            <text:p>787,1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706000" calcext:value-type="float">
            <text:p>706,000 </text:p>
          </table:table-cell>
          <table:table-cell table:style-name="ce12" office:value-type="float" office:value="706000" calcext:value-type="float">
            <text:p>70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117124" calcext:value-type="float">
            <text:p>117,124 </text:p>
          </table:table-cell>
          <table:table-cell table:style-name="ce12" office:value-type="float" office:value="116440" calcext:value-type="float">
            <text:p>116,44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72:.D78])" office:value-type="float" office:value="13141751" calcext:value-type="float">
            <text:p>13,141,751 </text:p>
          </table:table-cell>
          <table:table-cell table:style-name="ce18" table:formula="of:=SUM([.E72:.E78])" office:value-type="float" office:value="12977609" calcext:value-type="float">
            <text:p>12,977,609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277000" calcext:value-type="float">
            <text:p>277,000 </text:p>
          </table:table-cell>
          <table:table-cell table:style-name="ce12" office:value-type="float" office:value="267000" calcext:value-type="float">
            <text:p>26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1302674" calcext:value-type="float">
            <text:p>1,302,674 </text:p>
          </table:table-cell>
          <table:table-cell table:style-name="ce12" office:value-type="float" office:value="1302674" calcext:value-type="float">
            <text:p>1,302,674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5180000" calcext:value-type="float">
            <text:p>5,180,000 </text:p>
          </table:table-cell>
          <table:table-cell table:style-name="ce12" office:value-type="float" office:value="5180000" calcext:value-type="float">
            <text:p>5,1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150000" calcext:value-type="float">
            <text:p>150,000 </text:p>
          </table:table-cell>
          <table:table-cell table:style-name="ce12" office:value-type="float" office:value="90000" calcext:value-type="float">
            <text:p>9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1396820" calcext:value-type="float">
            <text:p>1,396,820 </text:p>
          </table:table-cell>
          <table:table-cell table:style-name="ce12" office:value-type="float" office:value="1396820" calcext:value-type="float">
            <text:p>1,396,8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3357557" calcext:value-type="float">
            <text:p>3,357,557 </text:p>
          </table:table-cell>
          <table:table-cell table:style-name="ce12" office:value-type="float" office:value="3263415" calcext:value-type="float">
            <text:p>3,263,415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477700" calcext:value-type="float">
            <text:p>1,477,700 </text:p>
          </table:table-cell>
          <table:table-cell table:style-name="ce12" office:value-type="float" office:value="1477700" calcext:value-type="float">
            <text:p>1,477,7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80:.D86])" office:value-type="float" office:value="628070" calcext:value-type="float">
            <text:p>628,070 </text:p>
          </table:table-cell>
          <table:table-cell table:style-name="ce18" table:formula="of:=SUM([.E80:.E86])" office:value-type="float" office:value="628706" calcext:value-type="float">
            <text:p>628,706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14030" calcext:value-type="float">
            <text:p>14,030 </text:p>
          </table:table-cell>
          <table:table-cell table:style-name="ce12" office:value-type="float" office:value="13880" calcext:value-type="float">
            <text:p>13,88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107260" calcext:value-type="float">
            <text:p>107,260 </text:p>
          </table:table-cell>
          <table:table-cell table:style-name="ce12" office:value-type="float" office:value="107260" calcext:value-type="float">
            <text:p>107,2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101700" calcext:value-type="float">
            <text:p>101,700 </text:p>
          </table:table-cell>
          <table:table-cell table:style-name="ce12" office:value-type="float" office:value="101700" calcext:value-type="float">
            <text:p>101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office:value-type="float" office:value="21500" calcext:value-type="float">
            <text:p>21,500 </text:p>
          </table:table-cell>
          <table:table-cell table:style-name="ce12" office:value-type="float" office:value="21500" calcext:value-type="float">
            <text:p>21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256000" calcext:value-type="float">
            <text:p>256,000 </text:p>
          </table:table-cell>
          <table:table-cell table:style-name="ce12" office:value-type="float" office:value="256000" calcext:value-type="float">
            <text:p>25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113300" calcext:value-type="float">
            <text:p>113,300 </text:p>
          </table:table-cell>
          <table:table-cell table:style-name="ce12" office:value-type="float" office:value="113300" calcext:value-type="float">
            <text:p>113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office:value-type="float" office:value="14280" calcext:value-type="float">
            <text:p>14,280 </text:p>
          </table:table-cell>
          <table:table-cell table:style-name="ce12" office:value-type="float" office:value="15066" calcext:value-type="float">
            <text:p>15,066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3: Expenditure on Consumer Goods</text:p>
          </table:table-cell>
          <table:table-cell table:style-name="ce17" table:formula="of:=SUM([.D89];[.D100];[.D106];[.D111];[.D119])" office:value-type="float" office:value="30663903" calcext:value-type="float">
            <text:p>30,663,903 </text:p>
          </table:table-cell>
          <table:table-cell table:style-name="ce18" table:formula="of:=SUM([.E89];[.E100];[.E106];[.E111];[.E119])" office:value-type="float" office:value="28822693" calcext:value-type="float">
            <text:p>28,822,693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90:.D99])" office:value-type="float" office:value="6791200" calcext:value-type="float">
            <text:p>6,791,200 </text:p>
          </table:table-cell>
          <table:table-cell table:style-name="ce18" table:formula="of:=SUM([.E90:.E99])" office:value-type="float" office:value="6776700" calcext:value-type="float">
            <text:p>6,776,7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2800" calcext:value-type="float">
            <text:p>2,800 </text:p>
          </table:table-cell>
          <table:table-cell table:style-name="ce12" office:value-type="float" office:value="2800" calcext:value-type="float">
            <text:p>2,8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4315900" calcext:value-type="float">
            <text:p>4,315,900 </text:p>
          </table:table-cell>
          <table:table-cell table:style-name="ce12" office:value-type="float" office:value="4315900" calcext:value-type="float">
            <text:p>4,315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150000" calcext:value-type="float">
            <text:p>150,000 </text:p>
          </table:table-cell>
          <table:table-cell table:style-name="ce12" office:value-type="float" office:value="135000" calcext:value-type="float">
            <text:p>13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1856000" calcext:value-type="float">
            <text:p>1,856,000 </text:p>
          </table:table-cell>
          <table:table-cell table:style-name="ce12" office:value-type="float" office:value="1856000" calcext:value-type="float">
            <text:p>1,85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26000" calcext:value-type="float">
            <text:p>26,000 </text:p>
          </table:table-cell>
          <table:table-cell table:style-name="ce12" office:value-type="float" office:value="26000" calcext:value-type="float">
            <text:p>2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38300" calcext:value-type="float">
            <text:p>38,300 </text:p>
          </table:table-cell>
          <table:table-cell table:style-name="ce12" office:value-type="float" office:value="38300" calcext:value-type="float">
            <text:p>38,3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50000" calcext:value-type="float">
            <text:p>150,000 </text:p>
          </table:table-cell>
          <table:table-cell table:style-name="ce12" office:value-type="float" office:value="150000" calcext:value-type="float">
            <text:p>1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5000" calcext:value-type="float">
            <text:p>5,000 </text:p>
          </table:table-cell>
          <table:table-cell table:style-name="ce12" office:value-type="float" office:value="5000" calcext:value-type="float">
            <text:p>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193200" calcext:value-type="float">
            <text:p>193,200 </text:p>
          </table:table-cell>
          <table:table-cell table:style-name="ce12" office:value-type="float" office:value="193200" calcext:value-type="float">
            <text:p>193,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54000" calcext:value-type="float">
            <text:p>54,000 </text:p>
          </table:table-cell>
          <table:table-cell table:style-name="ce12" office:value-type="float" office:value="54500" calcext:value-type="float">
            <text:p>54,5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101:.D105])" office:value-type="float" office:value="11356550" calcext:value-type="float">
            <text:p>11,356,550 </text:p>
          </table:table-cell>
          <table:table-cell table:style-name="ce18" table:formula="of:=SUM([.E101:.E105])" office:value-type="float" office:value="10955250" calcext:value-type="float">
            <text:p>10,955,25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528050" calcext:value-type="float">
            <text:p>528,050 </text:p>
          </table:table-cell>
          <table:table-cell table:style-name="ce12" office:value-type="float" office:value="527550" calcext:value-type="float">
            <text:p>527,5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017300" calcext:value-type="float">
            <text:p>1,017,300 </text:p>
          </table:table-cell>
          <table:table-cell table:style-name="ce12" office:value-type="float" office:value="1024500" calcext:value-type="float">
            <text:p>1,024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9483000" calcext:value-type="float">
            <text:p>9,483,000 </text:p>
          </table:table-cell>
          <table:table-cell table:style-name="ce12" office:value-type="float" office:value="9108000" calcext:value-type="float">
            <text:p>9,10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276000" calcext:value-type="float">
            <text:p>276,000 </text:p>
          </table:table-cell>
          <table:table-cell table:style-name="ce12" office:value-type="float" office:value="243000" calcext:value-type="float">
            <text:p>24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52200" calcext:value-type="float">
            <text:p>52,200 </text:p>
          </table:table-cell>
          <table:table-cell table:style-name="ce12" office:value-type="float" office:value="52200" calcext:value-type="float">
            <text:p>52,2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107:.D110])" office:value-type="float" office:value="152600" calcext:value-type="float">
            <text:p>152,600 </text:p>
          </table:table-cell>
          <table:table-cell table:style-name="ce18" table:formula="of:=SUM([.E107:.E110])" office:value-type="float" office:value="151600" calcext:value-type="float">
            <text:p>151,6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52600" calcext:value-type="float">
            <text:p>52,600 </text:p>
          </table:table-cell>
          <table:table-cell table:style-name="ce12" office:value-type="float" office:value="52600" calcext:value-type="float">
            <text:p>52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22500" calcext:value-type="float">
            <text:p>22,500 </text:p>
          </table:table-cell>
          <table:table-cell table:style-name="ce12" office:value-type="float" office:value="22500" calcext:value-type="float">
            <text:p>22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64000" calcext:value-type="float">
            <text:p>64,000 </text:p>
          </table:table-cell>
          <table:table-cell table:style-name="ce12" office:value-type="float" office:value="64000" calcext:value-type="float">
            <text:p>6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13500" calcext:value-type="float">
            <text:p>13,500 </text:p>
          </table:table-cell>
          <table:table-cell table:style-name="ce12" office:value-type="float" office:value="12500" calcext:value-type="float">
            <text:p>12,5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112:.D118])" office:value-type="float" office:value="10825360" calcext:value-type="float">
            <text:p>10,825,360 </text:p>
          </table:table-cell>
          <table:table-cell table:style-name="ce18" table:formula="of:=SUM([.E112:.E118])" office:value-type="float" office:value="9400510" calcext:value-type="float">
            <text:p>9,400,51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100000" calcext:value-type="float">
            <text:p>100,000 </text:p>
          </table:table-cell>
          <table:table-cell table:style-name="ce12" office:value-type="float" office:value="100000" calcext:value-type="float">
            <text:p>1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563070" calcext:value-type="float">
            <text:p>563,070 </text:p>
          </table:table-cell>
          <table:table-cell table:style-name="ce12" office:value-type="float" office:value="563070" calcext:value-type="float">
            <text:p>563,07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6830000" calcext:value-type="float">
            <text:p>6,830,000 </text:p>
          </table:table-cell>
          <table:table-cell table:style-name="ce12" office:value-type="float" office:value="6810000" calcext:value-type="float">
            <text:p>6,81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2750000" calcext:value-type="float">
            <text:p>2,750,000 </text:p>
          </table:table-cell>
          <table:table-cell table:style-name="ce12" office:value-type="float" office:value="1350000" calcext:value-type="float">
            <text:p>1,3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235940" calcext:value-type="float">
            <text:p>235,940 </text:p>
          </table:table-cell>
          <table:table-cell table:style-name="ce12" office:value-type="float" office:value="235940" calcext:value-type="float">
            <text:p>235,94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86550" calcext:value-type="float">
            <text:p>86,550 </text:p>
          </table:table-cell>
          <table:table-cell table:style-name="ce12" office:value-type="float" office:value="81700" calcext:value-type="float">
            <text:p>81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259800" calcext:value-type="float">
            <text:p>259,800 </text:p>
          </table:table-cell>
          <table:table-cell table:style-name="ce12" office:value-type="float" office:value="259800" calcext:value-type="float">
            <text:p>259,8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120:.D126])" office:value-type="float" office:value="1538193" calcext:value-type="float">
            <text:p>1,538,193 </text:p>
          </table:table-cell>
          <table:table-cell table:style-name="ce18" table:formula="of:=SUM([.E120:.E126])" office:value-type="float" office:value="1538633" calcext:value-type="float">
            <text:p>1,538,633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1580" calcext:value-type="float">
            <text:p>1,580 </text:p>
          </table:table-cell>
          <table:table-cell table:style-name="ce12" office:value-type="float" office:value="1520" calcext:value-type="float">
            <text:p>1,5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24324" calcext:value-type="float">
            <text:p>24,324 </text:p>
          </table:table-cell>
          <table:table-cell table:style-name="ce12" office:value-type="float" office:value="24324" calcext:value-type="float">
            <text:p>24,324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13000" calcext:value-type="float">
            <text:p>13,000 </text:p>
          </table:table-cell>
          <table:table-cell table:style-name="ce12" office:value-type="float" office:value="13000" calcext:value-type="float">
            <text:p>1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office:value-type="float" office:value="58786" calcext:value-type="float">
            <text:p>58,786 </text:p>
          </table:table-cell>
          <table:table-cell table:style-name="ce12" office:value-type="float" office:value="58786" calcext:value-type="float">
            <text:p>58,786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397000" calcext:value-type="float">
            <text:p>397,000 </text:p>
          </table:table-cell>
          <table:table-cell table:style-name="ce12" office:value-type="float" office:value="397000" calcext:value-type="float">
            <text:p>39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1036500" calcext:value-type="float">
            <text:p>1,036,500 </text:p>
          </table:table-cell>
          <table:table-cell table:style-name="ce12" office:value-type="float" office:value="1036500" calcext:value-type="float">
            <text:p>1,036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office:value-type="float" office:value="7003" calcext:value-type="float">
            <text:p>7,003 </text:p>
          </table:table-cell>
          <table:table-cell table:style-name="ce12" office:value-type="float" office:value="7503" calcext:value-type="float">
            <text:p>7,503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4: Expenditure on Capital Goods</text:p>
          </table:table-cell>
          <table:table-cell table:style-name="ce17" table:formula="of:=SUM([.D129];[.D140];[.D146];[.D151];[.D159])" office:value-type="float" office:value="5441958" calcext:value-type="float">
            <text:p>5,441,958 </text:p>
          </table:table-cell>
          <table:table-cell table:style-name="ce18" table:formula="of:=SUM([.E129];[.E140];[.E146];[.E151];[.E159])" office:value-type="float" office:value="5660958" calcext:value-type="float">
            <text:p>5,660,958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130:.D139])" office:value-type="float" office:value="2865600" calcext:value-type="float">
            <text:p>2,865,600 </text:p>
          </table:table-cell>
          <table:table-cell table:style-name="ce18" table:formula="of:=SUM([.E130:.E139])" office:value-type="float" office:value="3047200" calcext:value-type="float">
            <text:p>3,047,2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0" calcext:value-type="float">
            <text:p>0 </text:p>
          </table:table-cell>
          <table:table-cell table:style-name="ce12" office:value-type="float" office:value="0" calcext:value-type="float">
            <text:p>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901000" calcext:value-type="float">
            <text:p>901,000 </text:p>
          </table:table-cell>
          <table:table-cell table:style-name="ce12" office:value-type="float" office:value="901000" calcext:value-type="float">
            <text:p>90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175000" calcext:value-type="float">
            <text:p>175,000 </text:p>
          </table:table-cell>
          <table:table-cell table:style-name="ce12" office:value-type="float" office:value="347000" calcext:value-type="float">
            <text:p>34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1289000" calcext:value-type="float">
            <text:p>1,289,000 </text:p>
          </table:table-cell>
          <table:table-cell table:style-name="ce12" office:value-type="float" office:value="1289000" calcext:value-type="float">
            <text:p>1,28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18000" calcext:value-type="float">
            <text:p>18,000 </text:p>
          </table:table-cell>
          <table:table-cell table:style-name="ce12" office:value-type="float" office:value="18000" calcext:value-type="float">
            <text:p>1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14400" calcext:value-type="float">
            <text:p>14,400 </text:p>
          </table:table-cell>
          <table:table-cell table:style-name="ce12" office:value-type="float" office:value="14400" calcext:value-type="float">
            <text:p>14,4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14000" calcext:value-type="float">
            <text:p>14,000 </text:p>
          </table:table-cell>
          <table:table-cell table:style-name="ce12" office:value-type="float" office:value="14000" calcext:value-type="float">
            <text:p>1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2500" calcext:value-type="float">
            <text:p>2,500 </text:p>
          </table:table-cell>
          <table:table-cell table:style-name="ce12" office:value-type="float" office:value="4000" calcext:value-type="float">
            <text:p>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396500" calcext:value-type="float">
            <text:p>396,500 </text:p>
          </table:table-cell>
          <table:table-cell table:style-name="ce12" office:value-type="float" office:value="396500" calcext:value-type="float">
            <text:p>396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55200" calcext:value-type="float">
            <text:p>55,200 </text:p>
          </table:table-cell>
          <table:table-cell table:style-name="ce12" office:value-type="float" office:value="63300" calcext:value-type="float">
            <text:p>63,3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141:.D145])" office:value-type="float" office:value="1870500" calcext:value-type="float">
            <text:p>1,870,500 </text:p>
          </table:table-cell>
          <table:table-cell table:style-name="ce18" table:formula="of:=SUM([.E141:.E145])" office:value-type="float" office:value="1883500" calcext:value-type="float">
            <text:p>1,883,5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182500" calcext:value-type="float">
            <text:p>182,500 </text:p>
          </table:table-cell>
          <table:table-cell table:style-name="ce12" office:value-type="float" office:value="182500" calcext:value-type="float">
            <text:p>182,5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876000" calcext:value-type="float">
            <text:p>876,000 </text:p>
          </table:table-cell>
          <table:table-cell table:style-name="ce12" office:value-type="float" office:value="877000" calcext:value-type="float">
            <text:p>87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750000" calcext:value-type="float">
            <text:p>750,000 </text:p>
          </table:table-cell>
          <table:table-cell table:style-name="ce12" office:value-type="float" office:value="750000" calcext:value-type="float">
            <text:p>7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38000" calcext:value-type="float">
            <text:p>38,000 </text:p>
          </table:table-cell>
          <table:table-cell table:style-name="ce12" office:value-type="float" office:value="50000" calcext:value-type="float">
            <text:p>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24000" calcext:value-type="float">
            <text:p>24,000 </text:p>
          </table:table-cell>
          <table:table-cell table:style-name="ce12" office:value-type="float" office:value="24000" calcext:value-type="float">
            <text:p>24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147:.D150])" office:value-type="float" office:value="105600" calcext:value-type="float">
            <text:p>105,600 </text:p>
          </table:table-cell>
          <table:table-cell table:style-name="ce18" table:formula="of:=SUM([.E147:.E150])" office:value-type="float" office:value="165600" calcext:value-type="float">
            <text:p>165,6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42000" calcext:value-type="float">
            <text:p>42,000 </text:p>
          </table:table-cell>
          <table:table-cell table:style-name="ce12" office:value-type="float" office:value="102000" calcext:value-type="float">
            <text:p>10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13600" calcext:value-type="float">
            <text:p>13,600 </text:p>
          </table:table-cell>
          <table:table-cell table:style-name="ce12" office:value-type="float" office:value="13600" calcext:value-type="float">
            <text:p>13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50000" calcext:value-type="float">
            <text:p>50,000 </text:p>
          </table:table-cell>
          <table:table-cell table:style-name="ce12" office:value-type="float" office:value="50000" calcext:value-type="float">
            <text:p>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0" calcext:value-type="float">
            <text:p>0 </text:p>
          </table:table-cell>
          <table:table-cell table:style-name="ce12" office:value-type="float" office:value="0" calcext:value-type="float">
            <text:p>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152:.D158])" office:value-type="float" office:value="461080" calcext:value-type="float">
            <text:p>461,080 </text:p>
          </table:table-cell>
          <table:table-cell table:style-name="ce18" table:formula="of:=SUM([.E152:.E158])" office:value-type="float" office:value="425480" calcext:value-type="float">
            <text:p>425,48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89000" calcext:value-type="float">
            <text:p>89,000 </text:p>
          </table:table-cell>
          <table:table-cell table:style-name="ce12" office:value-type="float" office:value="89000" calcext:value-type="float">
            <text:p>8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82430" calcext:value-type="float">
            <text:p>82,430 </text:p>
          </table:table-cell>
          <table:table-cell table:style-name="ce12" office:value-type="float" office:value="82430" calcext:value-type="float">
            <text:p>82,43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50000" calcext:value-type="float">
            <text:p>50,000 </text:p>
          </table:table-cell>
          <table:table-cell table:style-name="ce12" office:value-type="float" office:value="50000" calcext:value-type="float">
            <text:p>5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65000" calcext:value-type="float">
            <text:p>65,000 </text:p>
          </table:table-cell>
          <table:table-cell table:style-name="ce12" office:value-type="float" office:value="40000" calcext:value-type="float">
            <text:p>4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37050" calcext:value-type="float">
            <text:p>37,050 </text:p>
          </table:table-cell>
          <table:table-cell table:style-name="ce12" office:value-type="float" office:value="37050" calcext:value-type="float">
            <text:p>37,0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83550" calcext:value-type="float">
            <text:p>83,550 </text:p>
          </table:table-cell>
          <table:table-cell table:style-name="ce12" office:value-type="float" office:value="65550" calcext:value-type="float">
            <text:p>65,55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54050" calcext:value-type="float">
            <text:p>54,050 </text:p>
          </table:table-cell>
          <table:table-cell table:style-name="ce12" office:value-type="float" office:value="61450" calcext:value-type="float">
            <text:p>61,45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160:.D166])" office:value-type="float" office:value="139178" calcext:value-type="float">
            <text:p>139,178 </text:p>
          </table:table-cell>
          <table:table-cell table:style-name="ce18" table:formula="of:=SUM([.E160:.E166])" office:value-type="float" office:value="139178" calcext:value-type="float">
            <text:p>139,178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200" calcext:value-type="float">
            <text:p>200 </text:p>
          </table:table-cell>
          <table:table-cell table:style-name="ce12" office:value-type="float" office:value="200" calcext:value-type="float">
            <text:p>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44678" calcext:value-type="float">
            <text:p>44,678 </text:p>
          </table:table-cell>
          <table:table-cell table:style-name="ce12" office:value-type="float" office:value="44678" calcext:value-type="float">
            <text:p>44,67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2000" calcext:value-type="float">
            <text:p>2,000 </text:p>
          </table:table-cell>
          <table:table-cell table:style-name="ce12" office:value-type="float" office:value="2000" calcext:value-type="float">
            <text:p>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office:value-type="float" office:value="4700" calcext:value-type="float">
            <text:p>4,700 </text:p>
          </table:table-cell>
          <table:table-cell table:style-name="ce12" office:value-type="float" office:value="4700" calcext:value-type="float">
            <text:p>4,7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8000" calcext:value-type="float">
            <text:p>8,000 </text:p>
          </table:table-cell>
          <table:table-cell table:style-name="ce12" office:value-type="float" office:value="8000" calcext:value-type="float">
            <text:p>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75000" calcext:value-type="float">
            <text:p>75,000 </text:p>
          </table:table-cell>
          <table:table-cell table:style-name="ce12" office:value-type="float" office:value="75000" calcext:value-type="float">
            <text:p>7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office:value-type="float" office:value="4600" calcext:value-type="float">
            <text:p>4,600 </text:p>
          </table:table-cell>
          <table:table-cell table:style-name="ce12" office:value-type="float" office:value="4600" calcext:value-type="float">
            <text:p>4,6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5: Maintenance Expenses</text:p>
          </table:table-cell>
          <table:table-cell table:style-name="ce17" table:formula="of:=SUM([.D169];[.D180];[.D186];[.D191];[.D199])" office:value-type="float" office:value="25911249" calcext:value-type="float">
            <text:p>25,911,249 </text:p>
          </table:table-cell>
          <table:table-cell table:style-name="ce18" table:formula="of:=SUM([.E169];[.E180];[.E186];[.E191];[.E199])" office:value-type="float" office:value="26739628" calcext:value-type="float">
            <text:p>26,739,628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170:.D179])" office:value-type="float" office:value="17226138" calcext:value-type="float">
            <text:p>17,226,138 </text:p>
          </table:table-cell>
          <table:table-cell table:style-name="ce18" table:formula="of:=SUM([.E170:.E179])" office:value-type="float" office:value="17240307" calcext:value-type="float">
            <text:p>17,240,307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Prime Minister's Court</text:p>
          </table:table-cell>
          <table:table-cell office:value-type="float" office:value="8000" calcext:value-type="float">
            <text:p>8,000 </text:p>
          </table:table-cell>
          <table:table-cell table:style-name="ce12" office:value-type="float" office:value="8000" calcext:value-type="float">
            <text:p>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13355900" calcext:value-type="float">
            <text:p>13,355,900 </text:p>
          </table:table-cell>
          <table:table-cell table:style-name="ce12" office:value-type="float" office:value="13355900" calcext:value-type="float">
            <text:p>13,355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0" calcext:value-type="float">
            <text:p>50</text:p>
          </table:table-cell>
          <table:table-cell table:style-name="ce24" office:value-type="string" calcext:value-type="string">
            <text:p>National Guard</text:p>
          </table:table-cell>
          <table:table-cell office:value-type="float" office:value="165000" calcext:value-type="float">
            <text:p>165,000 </text:p>
          </table:table-cell>
          <table:table-cell table:style-name="ce12" office:value-type="float" office:value="178000" calcext:value-type="float">
            <text:p>17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Ministry of Interior</text:p>
          </table:table-cell>
          <table:table-cell office:value-type="float" office:value="3034000" calcext:value-type="float">
            <text:p>3,034,000 </text:p>
          </table:table-cell>
          <table:table-cell table:style-name="ce12" office:value-type="float" office:value="3034000" calcext:value-type="float">
            <text:p>3,034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Ministry of Cabinet and Information Affairs (Cabinet Affairs)</text:p>
          </table:table-cell>
          <table:table-cell office:value-type="float" office:value="15000" calcext:value-type="float">
            <text:p>15,000 </text:p>
          </table:table-cell>
          <table:table-cell table:style-name="ce12" office:value-type="float" office:value="15000" calcext:value-type="float">
            <text:p>1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2" calcext:value-type="float">
            <text:p>72</text:p>
          </table:table-cell>
          <table:table-cell table:style-name="ce24" office:value-type="string" calcext:value-type="string">
            <text:p>Civil Service Bureau</text:p>
          </table:table-cell>
          <table:table-cell office:value-type="float" office:value="47988" calcext:value-type="float">
            <text:p>47,988 </text:p>
          </table:table-cell>
          <table:table-cell table:style-name="ce12" office:value-type="float" office:value="47988" calcext:value-type="float">
            <text:p>47,988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Central Statistics Organisation</text:p>
          </table:table-cell>
          <table:table-cell office:value-type="float" office:value="286000" calcext:value-type="float">
            <text:p>286,000 </text:p>
          </table:table-cell>
          <table:table-cell table:style-name="ce12" office:value-type="float" office:value="286000" calcext:value-type="float">
            <text:p>28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Ministry of Cabinet Affairs and Information (Legal Affairs Section)</text:p>
          </table:table-cell>
          <table:table-cell office:value-type="float" office:value="5000" calcext:value-type="float">
            <text:p>5,000 </text:p>
          </table:table-cell>
          <table:table-cell table:style-name="ce12" office:value-type="float" office:value="5000" calcext:value-type="float">
            <text:p>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219000" calcext:value-type="float">
            <text:p>219,000 </text:p>
          </table:table-cell>
          <table:table-cell table:style-name="ce12" office:value-type="float" office:value="219000" calcext:value-type="float">
            <text:p>21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90250" calcext:value-type="float">
            <text:p>90,250 </text:p>
          </table:table-cell>
          <table:table-cell table:style-name="ce12" office:value-type="float" office:value="91419" calcext:value-type="float">
            <text:p>91,419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181:.D185])" office:value-type="float" office:value="2953100" calcext:value-type="float">
            <text:p>2,953,100 </text:p>
          </table:table-cell>
          <table:table-cell table:style-name="ce18" table:formula="of:=SUM([.E181:.E185])" office:value-type="float" office:value="2926100" calcext:value-type="float">
            <text:p>2,926,1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217600" calcext:value-type="float">
            <text:p>217,600 </text:p>
          </table:table-cell>
          <table:table-cell table:style-name="ce12" office:value-type="float" office:value="217600" calcext:value-type="float">
            <text:p>217,6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811000" calcext:value-type="float">
            <text:p>811,000 </text:p>
          </table:table-cell>
          <table:table-cell table:style-name="ce12" office:value-type="float" office:value="796000" calcext:value-type="float">
            <text:p>79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1695000" calcext:value-type="float">
            <text:p>1,695,000 </text:p>
          </table:table-cell>
          <table:table-cell table:style-name="ce12" office:value-type="float" office:value="1660000" calcext:value-type="float">
            <text:p>1,66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135000" calcext:value-type="float">
            <text:p>135,000 </text:p>
          </table:table-cell>
          <table:table-cell table:style-name="ce12" office:value-type="float" office:value="158000" calcext:value-type="float">
            <text:p>15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94500" calcext:value-type="float">
            <text:p>94,500 </text:p>
          </table:table-cell>
          <table:table-cell table:style-name="ce12" office:value-type="float" office:value="94500" calcext:value-type="float">
            <text:p>94,5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Economic Services Sector</text:p>
          </table:table-cell>
          <table:table-cell table:style-name="ce17" table:formula="of:=SUM([.D187:.D190])" office:value-type="float" office:value="344551" calcext:value-type="float">
            <text:p>344,551 </text:p>
          </table:table-cell>
          <table:table-cell table:style-name="ce18" table:formula="of:=SUM([.E187:.E190])" office:value-type="float" office:value="324651" calcext:value-type="float">
            <text:p>324,651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Ministry of Commerce</text:p>
          </table:table-cell>
          <table:table-cell office:value-type="float" office:value="86220" calcext:value-type="float">
            <text:p>86,220 </text:p>
          </table:table-cell>
          <table:table-cell table:style-name="ce12" office:value-type="float" office:value="66320" calcext:value-type="float">
            <text:p>66,32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Ministry of Oil &amp; Industry</text:p>
          </table:table-cell>
          <table:table-cell office:value-type="float" office:value="28180" calcext:value-type="float">
            <text:p>28,180 </text:p>
          </table:table-cell>
          <table:table-cell table:style-name="ce12" office:value-type="float" office:value="28180" calcext:value-type="float">
            <text:p>28,18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1" calcext:value-type="float">
            <text:p>81</text:p>
          </table:table-cell>
          <table:table-cell office:value-type="string" calcext:value-type="string">
            <text:p>Ministry of Finance &amp; National Economy</text:p>
          </table:table-cell>
          <table:table-cell office:value-type="float" office:value="210000" calcext:value-type="float">
            <text:p>210,000 </text:p>
          </table:table-cell>
          <table:table-cell table:style-name="ce12" office:value-type="float" office:value="210000" calcext:value-type="float">
            <text:p>21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2" calcext:value-type="float">
            <text:p>82</text:p>
          </table:table-cell>
          <table:table-cell table:style-name="ce24" office:value-type="string" calcext:value-type="string">
            <text:p>Central Stores Directorate</text:p>
          </table:table-cell>
          <table:table-cell office:value-type="float" office:value="20151" calcext:value-type="float">
            <text:p>20,151 </text:p>
          </table:table-cell>
          <table:table-cell table:style-name="ce12" office:value-type="float" office:value="20151" calcext:value-type="float">
            <text:p>20,151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Infrastructure Sector</text:p>
          </table:table-cell>
          <table:table-cell table:style-name="ce17" table:formula="of:=SUM([.D192:.D198])" office:value-type="float" office:value="4970710" calcext:value-type="float">
            <text:p>4,970,710 </text:p>
          </table:table-cell>
          <table:table-cell table:style-name="ce18" table:formula="of:=SUM([.E192:.E198])" office:value-type="float" office:value="5831870" calcext:value-type="float">
            <text:p>5,831,87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Ministry of Housing, Municipalities &amp; Environment (Housing Affairs)</text:p>
          </table:table-cell>
          <table:table-cell office:value-type="float" office:value="209000" calcext:value-type="float">
            <text:p>209,000 </text:p>
          </table:table-cell>
          <table:table-cell table:style-name="ce12" office:value-type="float" office:value="209000" calcext:value-type="float">
            <text:p>20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Ministry of Works &amp; Agriculture</text:p>
          </table:table-cell>
          <table:table-cell office:value-type="float" office:value="457560" calcext:value-type="float">
            <text:p>457,560 </text:p>
          </table:table-cell>
          <table:table-cell table:style-name="ce12" office:value-type="float" office:value="457560" calcext:value-type="float">
            <text:p>457,5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Ministry of Electricity &amp; Water</text:p>
          </table:table-cell>
          <table:table-cell office:value-type="float" office:value="1340000" calcext:value-type="float">
            <text:p>1,340,000 </text:p>
          </table:table-cell>
          <table:table-cell table:style-name="ce12" office:value-type="float" office:value="1340000" calcext:value-type="float">
            <text:p>1,34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47 60</text:p>
          </table:table-cell>
          <table:table-cell office:value-type="string" calcext:value-type="string">
            <text:p>Hidd Power &amp; Water Station</text:p>
          </table:table-cell>
          <table:table-cell office:value-type="float" office:value="835000" calcext:value-type="float">
            <text:p>835,000 </text:p>
          </table:table-cell>
          <table:table-cell table:style-name="ce12" office:value-type="float" office:value="1720000" calcext:value-type="float">
            <text:p>1,7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8" calcext:value-type="float">
            <text:p>48</text:p>
          </table:table-cell>
          <table:table-cell table:style-name="ce24" office:value-type="string" calcext:value-type="string">
            <text:p>Ministry of Transportation</text:p>
          </table:table-cell>
          <table:table-cell office:value-type="float" office:value="301900" calcext:value-type="float">
            <text:p>301,900 </text:p>
          </table:table-cell>
          <table:table-cell table:style-name="ce12" office:value-type="float" office:value="301900" calcext:value-type="float">
            <text:p>301,9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52" calcext:value-type="float">
            <text:p>52</text:p>
          </table:table-cell>
          <table:table-cell table:style-name="ce24" office:value-type="string" calcext:value-type="string">
            <text:p>Civil Aviation Affairs</text:p>
          </table:table-cell>
          <table:table-cell office:value-type="float" office:value="742400" calcext:value-type="float">
            <text:p>742,400 </text:p>
          </table:table-cell>
          <table:table-cell table:style-name="ce12" office:value-type="float" office:value="718560" calcext:value-type="float">
            <text:p>718,56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83" calcext:value-type="float">
            <text:p>83</text:p>
          </table:table-cell>
          <table:table-cell office:value-type="string" calcext:value-type="string">
            <text:p>Customs &amp; Ports Affairs</text:p>
          </table:table-cell>
          <table:table-cell office:value-type="float" office:value="1084850" calcext:value-type="float">
            <text:p>1,084,850 </text:p>
          </table:table-cell>
          <table:table-cell table:style-name="ce12" office:value-type="float" office:value="1084850" calcext:value-type="float">
            <text:p>1,084,85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Miscellaneous Budget</text:p>
          </table:table-cell>
          <table:table-cell table:style-name="ce17" table:formula="of:=SUM([.D200:.D206])" office:value-type="float" office:value="416750" calcext:value-type="float">
            <text:p>416,750 </text:p>
          </table:table-cell>
          <table:table-cell table:style-name="ce18" table:formula="of:=SUM([.E200:.E206])" office:value-type="float" office:value="416700" calcext:value-type="float">
            <text:p>416,7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Supreme Council for Oil</text:p>
          </table:table-cell>
          <table:table-cell office:value-type="float" office:value="200" calcext:value-type="float">
            <text:p>200 </text:p>
          </table:table-cell>
          <table:table-cell table:style-name="ce12" office:value-type="float" office:value="200" calcext:value-type="float">
            <text:p>2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Ministry of Housing, Municipalities &amp; Environment (Environment Affairs)</text:p>
          </table:table-cell>
          <table:table-cell office:value-type="float" office:value="39000" calcext:value-type="float">
            <text:p>39,000 </text:p>
          </table:table-cell>
          <table:table-cell table:style-name="ce12" office:value-type="float" office:value="39000" calcext:value-type="float">
            <text:p>39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Equestrian &amp; Horse Racing Club</text:p>
          </table:table-cell>
          <table:table-cell office:value-type="float" office:value="232000" calcext:value-type="float">
            <text:p>232,000 </text:p>
          </table:table-cell>
          <table:table-cell table:style-name="ce12" office:value-type="float" office:value="232000" calcext:value-type="float">
            <text:p>23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Al Areen Reserve</text:p>
          </table:table-cell>
          <table:table-cell office:value-type="float" office:value="15000" calcext:value-type="float">
            <text:p>15,000 </text:p>
          </table:table-cell>
          <table:table-cell table:style-name="ce12" office:value-type="float" office:value="15000" calcext:value-type="float">
            <text:p>1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Amiri Flight</text:p>
          </table:table-cell>
          <table:table-cell office:value-type="float" office:value="12000" calcext:value-type="float">
            <text:p>12,000 </text:p>
          </table:table-cell>
          <table:table-cell table:style-name="ce12" office:value-type="float" office:value="12000" calcext:value-type="float">
            <text:p>1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3" calcext:value-type="float">
            <text:p>43</text:p>
          </table:table-cell>
          <table:table-cell table:style-name="ce24" office:value-type="string" calcext:value-type="string">
            <text:p>Mohd Bin Khalifa Al Khalifa Cardiac Center</text:p>
          </table:table-cell>
          <table:table-cell office:value-type="float" office:value="111000" calcext:value-type="float">
            <text:p>111,000 </text:p>
          </table:table-cell>
          <table:table-cell table:style-name="ce12" office:value-type="float" office:value="111000" calcext:value-type="float">
            <text:p>11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Office of the Minister of State</text:p>
          </table:table-cell>
          <table:table-cell office:value-type="float" office:value="7550" calcext:value-type="float">
            <text:p>7,550 </text:p>
          </table:table-cell>
          <table:table-cell table:style-name="ce12" office:value-type="float" office:value="7500" calcext:value-type="float">
            <text:p>7,5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6: Transfer Expenses</text:p>
          </table:table-cell>
          <table:table-cell table:style-name="ce17" table:formula="of:=SUM([.D209];[.D211])" office:value-type="float" office:value="54418300" calcext:value-type="float">
            <text:p>54,418,300 </text:p>
          </table:table-cell>
          <table:table-cell table:style-name="ce18" table:formula="of:=SUM([.E209];[.E211])" office:value-type="float" office:value="58161300" calcext:value-type="float">
            <text:p>58,161,3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10])" office:value-type="float" office:value="854300" calcext:value-type="float">
            <text:p>854,300 </text:p>
          </table:table-cell>
          <table:table-cell table:style-name="ce18" table:formula="of:=SUM([.E210])" office:value-type="float" office:value="854300" calcext:value-type="float">
            <text:p>854,3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854300" calcext:value-type="float">
            <text:p>854,300 </text:p>
          </table:table-cell>
          <table:table-cell table:style-name="ce12" office:value-type="float" office:value="854300" calcext:value-type="float">
            <text:p>854,3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</text:p>
          </table:table-cell>
          <table:table-cell table:style-name="ce15" office:value-type="string" calcext:value-type="string">
            <text:p>Transfer Budget</text:p>
          </table:table-cell>
          <table:table-cell table:style-name="ce17" table:formula="of:=SUM([.D212:.D226])" office:value-type="float" office:value="53564000" calcext:value-type="float">
            <text:p>53,564,000 </text:p>
          </table:table-cell>
          <table:table-cell table:style-name="ce18" table:formula="of:=SUM([.E212:.E226])" office:value-type="float" office:value="57307000" calcext:value-type="float">
            <text:p>57,307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60 11</text:p>
          </table:table-cell>
          <table:table-cell office:value-type="string" calcext:value-type="string">
            <text:p>Amiri Court</text:p>
          </table:table-cell>
          <table:table-cell office:value-type="float" office:value="6000000" calcext:value-type="float">
            <text:p>6,000,000 </text:p>
          </table:table-cell>
          <table:table-cell table:style-name="ce12" office:value-type="float" office:value="6000000" calcext:value-type="float">
            <text:p>6,0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12</text:p>
          </table:table-cell>
          <table:table-cell office:value-type="string" calcext:value-type="string">
            <text:p>Crown Prince's Court</text:p>
          </table:table-cell>
          <table:table-cell office:value-type="float" office:value="2453000" calcext:value-type="float">
            <text:p>2,453,000 </text:p>
          </table:table-cell>
          <table:table-cell table:style-name="ce12" office:value-type="float" office:value="2453000" calcext:value-type="float">
            <text:p>2,453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13</text:p>
          </table:table-cell>
          <table:table-cell office:value-type="string" calcext:value-type="string">
            <text:p>Ruling Family Council</text:p>
          </table:table-cell>
          <table:table-cell office:value-type="float" office:value="1741000" calcext:value-type="float">
            <text:p>1,741,000 </text:p>
          </table:table-cell>
          <table:table-cell table:style-name="ce12" office:value-type="float" office:value="1741000" calcext:value-type="float">
            <text:p>1,741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0</text:p>
          </table:table-cell>
          <table:table-cell table:style-name="ce24" office:value-type="string" calcext:value-type="string">
            <text:p>Radio &amp; TV Corporation</text:p>
          </table:table-cell>
          <table:table-cell office:value-type="float" office:value="7722000" calcext:value-type="float">
            <text:p>7,722,000 </text:p>
          </table:table-cell>
          <table:table-cell table:style-name="ce12" office:value-type="float" office:value="7722000" calcext:value-type="float">
            <text:p>7,72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4</text:p>
          </table:table-cell>
          <table:table-cell table:style-name="ce24" office:value-type="string" calcext:value-type="string">
            <text:p>Bahrain Center for Research &amp; Study</text:p>
          </table:table-cell>
          <table:table-cell office:value-type="float" office:value="548000" calcext:value-type="float">
            <text:p>548,000 </text:p>
          </table:table-cell>
          <table:table-cell table:style-name="ce12" office:value-type="float" office:value="548000" calcext:value-type="float">
            <text:p>54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7</text:p>
          </table:table-cell>
          <table:table-cell table:style-name="ce24" office:value-type="string" calcext:value-type="string">
            <text:p>Sunni Awqaf</text:p>
          </table:table-cell>
          <table:table-cell office:value-type="float" office:value="420000" calcext:value-type="float">
            <text:p>420,000 </text:p>
          </table:table-cell>
          <table:table-cell table:style-name="ce12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28</text:p>
          </table:table-cell>
          <table:table-cell table:style-name="ce24" office:value-type="string" calcext:value-type="string">
            <text:p>Ja'afari Awqaf</text:p>
          </table:table-cell>
          <table:table-cell office:value-type="float" office:value="420000" calcext:value-type="float">
            <text:p>420,000 </text:p>
          </table:table-cell>
          <table:table-cell table:style-name="ce12" office:value-type="float" office:value="420000" calcext:value-type="float">
            <text:p>42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0</text:p>
          </table:table-cell>
          <table:table-cell table:style-name="ce24" office:value-type="string" calcext:value-type="string">
            <text:p>Bahrain University</text:p>
          </table:table-cell>
          <table:table-cell office:value-type="float" office:value="10037000" calcext:value-type="float">
            <text:p>10,037,000 </text:p>
          </table:table-cell>
          <table:table-cell table:style-name="ce12" office:value-type="float" office:value="10037000" calcext:value-type="float">
            <text:p>10,037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5</text:p>
          </table:table-cell>
          <table:table-cell table:style-name="ce24" office:value-type="string" calcext:value-type="string">
            <text:p>Bait al-Qura'an</text:p>
          </table:table-cell>
          <table:table-cell office:value-type="float" office:value="76000" calcext:value-type="float">
            <text:p>76,000 </text:p>
          </table:table-cell>
          <table:table-cell table:style-name="ce12" office:value-type="float" office:value="76000" calcext:value-type="float">
            <text:p>76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7</text:p>
          </table:table-cell>
          <table:table-cell table:style-name="ce24" office:value-type="string" calcext:value-type="string">
            <text:p>Shura Council</text:p>
          </table:table-cell>
          <table:table-cell office:value-type="float" office:value="1458000" calcext:value-type="float">
            <text:p>1,458,000 </text:p>
          </table:table-cell>
          <table:table-cell table:style-name="ce12" office:value-type="float" office:value="1458000" calcext:value-type="float">
            <text:p>1,45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39</text:p>
          </table:table-cell>
          <table:table-cell office:value-type="string" calcext:value-type="string">
            <text:p>Districts</text:p>
          </table:table-cell>
          <table:table-cell office:value-type="float" office:value="1288000" calcext:value-type="float">
            <text:p>1,288,000 </text:p>
          </table:table-cell>
          <table:table-cell table:style-name="ce12" office:value-type="float" office:value="1288000" calcext:value-type="float">
            <text:p>1,288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1</text:p>
          </table:table-cell>
          <table:table-cell table:style-name="ce24" office:value-type="string" calcext:value-type="string">
            <text:p>High Council for Islamic Affairs</text:p>
          </table:table-cell>
          <table:table-cell office:value-type="float" office:value="1500000" calcext:value-type="float">
            <text:p>1,500,000 </text:p>
          </table:table-cell>
          <table:table-cell table:style-name="ce12" office:value-type="float" office:value="1500000" calcext:value-type="float">
            <text:p>1,5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4</text:p>
          </table:table-cell>
          <table:table-cell office:value-type="string" calcext:value-type="string">
            <text:p>Bahrain Promotions and Marketing Board</text:p>
          </table:table-cell>
          <table:table-cell office:value-type="float" office:value="1425000" calcext:value-type="float">
            <text:p>1,425,000 </text:p>
          </table:table-cell>
          <table:table-cell table:style-name="ce12" office:value-type="float" office:value="1425000" calcext:value-type="float">
            <text:p>1,42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60 45</text:p>
          </table:table-cell>
          <table:table-cell office:value-type="string" calcext:value-type="string">
            <text:p>UNDP</text:p>
          </table:table-cell>
          <table:table-cell office:value-type="float" office:value="750000" calcext:value-type="float">
            <text:p>750,000 </text:p>
          </table:table-cell>
          <table:table-cell table:style-name="ce12" office:value-type="float" office:value="750000" calcext:value-type="float">
            <text:p>750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 38</text:p>
          </table:table-cell>
          <table:table-cell table:style-name="ce23" office:value-type="string" calcext:value-type="string">
            <text:p>Accounts Under Ministry of Finance Control:</text:p>
          </table:table-cell>
          <table:table-cell table:style-name="ce17" table:formula="of:=SUM([.D227:.D229])" office:value-type="float" office:value="17726000" calcext:value-type="float">
            <text:p>17,726,000 </text:p>
          </table:table-cell>
          <table:table-cell table:style-name="ce18" table:formula="of:=SUM([.E227:.E229])" office:value-type="float" office:value="21469000" calcext:value-type="float">
            <text:p>21,469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Emergency Expenses</text:p>
          </table:table-cell>
          <table:table-cell office:value-type="float" office:value="4500000" calcext:value-type="float">
            <text:p>4,500,000 </text:p>
          </table:table-cell>
          <table:table-cell table:style-name="ce12" office:value-type="float" office:value="4500000" calcext:value-type="float">
            <text:p>4,5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style-name="ce24" office:value-type="string" calcext:value-type="string">
            <text:p>Contribution to GCC</text:p>
          </table:table-cell>
          <table:table-cell office:value-type="float" office:value="1520000" calcext:value-type="float">
            <text:p>1,520,000 </text:p>
          </table:table-cell>
          <table:table-cell table:style-name="ce12" office:value-type="float" office:value="1520000" calcext:value-type="float">
            <text:p>1,52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Local Transfers</text:p>
          </table:table-cell>
          <table:table-cell office:value-type="float" office:value="11706000" calcext:value-type="float">
            <text:p>11,706,000 </text:p>
          </table:table-cell>
          <table:table-cell table:style-name="ce12" office:value-type="float" office:value="15449000" calcext:value-type="float">
            <text:p>15,449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15" office:value-type="string" calcext:value-type="string">
            <text:p>Chapter 7: Subsidies &amp; Interest Payments</text:p>
          </table:table-cell>
          <table:table-cell table:style-name="ce17" table:formula="of:=SUM([.D232];[.D236];[.D242])" office:value-type="float" office:value="31663000" calcext:value-type="float">
            <text:p>31,663,000 </text:p>
          </table:table-cell>
          <table:table-cell table:style-name="ce18" table:formula="of:=SUM([.E232];[.E236];[.E242])" office:value-type="float" office:value="31095000" calcext:value-type="float">
            <text:p>31,095,0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Public Administration Sector</text:p>
          </table:table-cell>
          <table:table-cell table:style-name="ce17" table:formula="of:=SUM([.D233:.D235])" office:value-type="float" office:value="440000" calcext:value-type="float">
            <text:p>440,000 </text:p>
          </table:table-cell>
          <table:table-cell table:style-name="ce18" table:formula="of:=SUM([.E233:.E235])" office:value-type="float" office:value="440000" calcext:value-type="float">
            <text:p>440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Ministry of Defence</text:p>
          </table:table-cell>
          <table:table-cell office:value-type="float" office:value="415000" calcext:value-type="float">
            <text:p>415,000 </text:p>
          </table:table-cell>
          <table:table-cell table:style-name="ce12" office:value-type="float" office:value="415000" calcext:value-type="float">
            <text:p>415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Ministry of Foreign Affairs</text:p>
          </table:table-cell>
          <table:table-cell office:value-type="float" office:value="10000" calcext:value-type="float">
            <text:p>10,000 </text:p>
          </table:table-cell>
          <table:table-cell table:style-name="ce12" office:value-type="float" office:value="10000" calcext:value-type="float">
            <text:p>1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Ministry of Justice and Islamic Affairs</text:p>
          </table:table-cell>
          <table:table-cell office:value-type="float" office:value="15000" calcext:value-type="float">
            <text:p>15,000 </text:p>
          </table:table-cell>
          <table:table-cell table:style-name="ce12" office:value-type="float" office:value="15000" calcext:value-type="float">
            <text:p>1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Social Services Sector</text:p>
          </table:table-cell>
          <table:table-cell table:style-name="ce17" table:formula="of:=SUM([.D237:.D241])" office:value-type="float" office:value="4898000" calcext:value-type="float">
            <text:p>4,898,000 </text:p>
          </table:table-cell>
          <table:table-cell table:style-name="ce18" table:formula="of:=SUM([.E237:.E241])" office:value-type="float" office:value="4930000" calcext:value-type="float">
            <text:p>4,930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Ministry of Cabinet and Information Affairs (Information Affairs)</text:p>
          </table:table-cell>
          <table:table-cell office:value-type="float" office:value="80000" calcext:value-type="float">
            <text:p>80,000 </text:p>
          </table:table-cell>
          <table:table-cell table:style-name="ce12" office:value-type="float" office:value="80000" calcext:value-type="float">
            <text:p>8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Ministry of Education</text:p>
          </table:table-cell>
          <table:table-cell office:value-type="float" office:value="10000" calcext:value-type="float">
            <text:p>10,000 </text:p>
          </table:table-cell>
          <table:table-cell table:style-name="ce12" office:value-type="float" office:value="10000" calcext:value-type="float">
            <text:p>1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2</text:p>
          </table:table-cell>
          <table:table-cell office:value-type="string" calcext:value-type="string">
            <text:p>Ministry of Health</text:p>
          </table:table-cell>
          <table:table-cell office:value-type="float" office:value="12000" calcext:value-type="float">
            <text:p>12,000 </text:p>
          </table:table-cell>
          <table:table-cell table:style-name="ce12" office:value-type="float" office:value="12000" calcext:value-type="float">
            <text:p>12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4</text:p>
          </table:table-cell>
          <table:table-cell office:value-type="string" calcext:value-type="string">
            <text:p>Ministry of Labour and Social Affairs</text:p>
          </table:table-cell>
          <table:table-cell office:value-type="float" office:value="3800000" calcext:value-type="float">
            <text:p>3,800,000 </text:p>
          </table:table-cell>
          <table:table-cell table:style-name="ce12" office:value-type="float" office:value="3800000" calcext:value-type="float">
            <text:p>3,800,000 </text:p>
          </table:table-cell>
          <table:table-cell table:number-columns-repeated="1019"/>
        </table:table-row>
        <table:table-row table:style-name="ro1">
          <table:table-cell/>
          <table:table-cell table:style-name="ce22" office:value-type="string" calcext:value-type="string">
            <text:p>26</text:p>
          </table:table-cell>
          <table:table-cell table:style-name="ce24" office:value-type="string" calcext:value-type="string">
            <text:p>General Organization for Youth &amp; Sports</text:p>
          </table:table-cell>
          <table:table-cell office:value-type="float" office:value="996000" calcext:value-type="float">
            <text:p>996,000 </text:p>
          </table:table-cell>
          <table:table-cell table:style-name="ce12" office:value-type="float" office:value="1028000" calcext:value-type="float">
            <text:p>1,028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/>
          <table:table-cell table:style-name="ce23" office:value-type="string" calcext:value-type="string">
            <text:p>Transfer Budget</text:p>
          </table:table-cell>
          <table:table-cell table:style-name="ce17" table:formula="of:=SUM([.D243:.D244])" office:value-type="float" office:value="26325000" calcext:value-type="float">
            <text:p>26,325,000 </text:p>
          </table:table-cell>
          <table:table-cell table:style-name="ce18" table:formula="of:=SUM([.E243:.E244])" office:value-type="float" office:value="25725000" calcext:value-type="float">
            <text:p>25,725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 office:value-type="string" calcext:value-type="string">
            <text:p>60 34</text:p>
          </table:table-cell>
          <table:table-cell table:style-name="ce24" office:value-type="string" calcext:value-type="string">
            <text:p>Subsidies</text:p>
          </table:table-cell>
          <table:table-cell office:value-type="float" office:value="3325000" calcext:value-type="float">
            <text:p>3,325,000 </text:p>
          </table:table-cell>
          <table:table-cell table:style-name="ce12" office:value-type="float" office:value="3325000" calcext:value-type="float">
            <text:p>3,325,000 </text:p>
          </table:table-cell>
          <table:table-cell table:number-columns-repeated="1019"/>
        </table:table-row>
        <table:table-row table:style-name="ro1">
          <table:table-cell table:style-name="ce15"/>
          <table:table-cell table:style-name="ce21" office:value-type="string" calcext:value-type="string">
            <text:p>60 38</text:p>
          </table:table-cell>
          <table:table-cell table:style-name="ce23" office:value-type="string" calcext:value-type="string">
            <text:p>Accounts Under Ministry of Finance Control:</text:p>
          </table:table-cell>
          <table:table-cell table:style-name="ce17" table:formula="of:=SUM([.D245])" office:value-type="float" office:value="23000000" calcext:value-type="float">
            <text:p>23,000,000 </text:p>
          </table:table-cell>
          <table:table-cell table:style-name="ce18" table:formula="of:=SUM([.E245])" office:value-type="float" office:value="22400000" calcext:value-type="float">
            <text:p>22,400,000 </text:p>
          </table:table-cell>
          <table:table-cell table:style-name="ce15" table:number-columns-repeated="1019"/>
        </table:table-row>
        <table:table-row table:style-name="ro1">
          <table:table-cell/>
          <table:table-cell table:style-name="ce22"/>
          <table:table-cell office:value-type="string" calcext:value-type="string">
            <text:p>Payment of Interest on Loans</text:p>
          </table:table-cell>
          <table:table-cell office:value-type="float" office:value="23000000" calcext:value-type="float">
            <text:p>23,000,000 </text:p>
          </table:table-cell>
          <table:table-cell table:style-name="ce12" office:value-type="float" office:value="22400000" calcext:value-type="float">
            <text:p>22,400,000 </text:p>
          </table:table-cell>
          <table:table-cell table:number-columns-repeated="1019"/>
        </table:table-row>
        <table:table-row table:style-name="ro1">
          <table:table-cell/>
          <table:table-cell table:style-name="ce2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Total Recurrent Expenditure</text:p>
          </table:table-cell>
          <table:table-cell table:style-name="ce9" table:formula="of:=SUM([.D8];[.D48];[.D88];[.D128];[.D168];[.D208];[.D231])" office:value-type="float" office:value="602000000" calcext:value-type="float">
            <text:p>602,000,000 </text:p>
          </table:table-cell>
          <table:table-cell table:style-name="ce13" table:formula="of:=SUM([.E8];[.E48];[.E88];[.E128];[.E168];[.E208];[.E231])" office:value-type="float" office:value="596000000" calcext:value-type="float">
            <text:p>596,000,0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Chapter 8: Project Expenditure</text:p>
          </table:table-cell>
          <table:table-cell table:style-name="ce9" office:value-type="float" office:value="130000000" calcext:value-type="float">
            <text:p>130,000,000 </text:p>
          </table:table-cell>
          <table:table-cell table:style-name="ce13" office:value-type="float" office:value="130000000" calcext:value-type="float">
            <text:p>130,000,000 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20"/>
          <table:table-cell table:style-name="ce6" office:value-type="string" calcext:value-type="string">
            <text:p>Total Expenditure</text:p>
          </table:table-cell>
          <table:table-cell table:style-name="ce9" table:formula="of:=SUM([.D247:.D248])" office:value-type="float" office:value="732000000" calcext:value-type="float">
            <text:p>732,000,000 </text:p>
          </table:table-cell>
          <table:table-cell table:style-name="ce13" table:formula="of:=SUM([.E247:.E248])" office:value-type="float" office:value="726000000" calcext:value-type="float">
            <text:p>726,000,000 </text:p>
          </table:table-cell>
          <table:table-cell table:style-name="ce15" table:number-columns-repeated="1019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PakType Naqsh" svg:font-family="'PakType Naqsh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PakType Naqsh" style:font-family-complex="'PakType Naqsh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6:01:18.553757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6:18:12.039266634</meta:creation-date>
    <dc:date>2017-06-06T17:42:03.320159453</dc:date>
    <meta:editing-duration>PT1H56M53S</meta:editing-duration>
    <meta:editing-cycles>27</meta:editing-cycles>
    <meta:generator>LibreOffice/5.2.2.2$Linux_X86_64 LibreOffice_project/20m0$Build-2</meta:generator>
    <meta:document-statistic meta:table-count="4" meta:cell-count="1358" meta:object-count="0"/>
  </office:meta>
</office:document-meta>
</file>